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F61B6E66.png"/>
  <manifest:file-entry manifest:media-type="image/png" manifest:full-path="Pictures/1000020100000040000000405F0D73C9.png"/>
  <manifest:file-entry manifest:media-type="image/png" manifest:full-path="Pictures/1000020100000040000000A052518C25.png"/>
  <manifest:file-entry manifest:media-type="image/png" manifest:full-path="Pictures/100002010000002000000040D5DB1762.png"/>
  <manifest:file-entry manifest:media-type="image/png" manifest:full-path="Pictures/1000020100000040000000609DA9219E.png"/>
  <manifest:file-entry manifest:media-type="image/png" manifest:full-path="Pictures/1000020100000040000000A059916F71.png"/>
  <manifest:file-entry manifest:media-type="image/png" manifest:full-path="Pictures/10000201000000200000002056ADA161.png"/>
  <manifest:file-entry manifest:media-type="image/png" manifest:full-path="Pictures/1000020100000080000000800216EF8F.png"/>
  <manifest:file-entry manifest:media-type="image/png" manifest:full-path="Pictures/10000201000000200000004045BF7D00.png"/>
  <manifest:file-entry manifest:media-type="image/png" manifest:full-path="Pictures/10000201000000200000008062274796.png"/>
  <manifest:file-entry manifest:media-type="image/png" manifest:full-path="Pictures/100002010000002000000020D3C8666E.png"/>
  <manifest:file-entry manifest:media-type="image/png" manifest:full-path="Pictures/100002010000004000000040CB6DB9CD.png"/>
  <manifest:file-entry manifest:media-type="image/png" manifest:full-path="Pictures/10000201000001000000010060935A3C.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40000000609E6641C6.png"/>
  <manifest:file-entry manifest:media-type="image/png" manifest:full-path="Pictures/100002010000008000000080FA23C3F7.png"/>
  <manifest:file-entry manifest:media-type="image/png" manifest:full-path="Pictures/100002010000008000000080D624629F.png"/>
  <manifest:file-entry manifest:media-type="image/png" manifest:full-path="Pictures/100002010000006000000060C089EDCD.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8000000080188341FB.png"/>
  <manifest:file-entry manifest:media-type="image/png" manifest:full-path="Pictures/10000201000000400000004062C90E04.png"/>
  <manifest:file-entry manifest:media-type="image/png" manifest:full-path="Pictures/10000201000000200000002078C653A9.png"/>
  <manifest:file-entry manifest:media-type="image/png" manifest:full-path="Pictures/100002010000004000000040652FB56B.png"/>
  <manifest:file-entry manifest:media-type="image/png" manifest:full-path="Pictures/100002010000010000000100490BE288.png"/>
  <manifest:file-entry manifest:media-type="image/png" manifest:full-path="Pictures/1000020100000040000000A0F79B8434.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D4744B3E.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40000000406CF19BFB.pn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800000008015B337A9.png"/>
  <manifest:file-entry manifest:media-type="image/png" manifest:full-path="Pictures/100002010000002000000060691D5656.png"/>
  <manifest:file-entry manifest:media-type="image/png" manifest:full-path="Pictures/100002010000002000000020C3389D53.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40000000400E929575.png"/>
  <manifest:file-entry manifest:media-type="image/png" manifest:full-path="Pictures/100002010000004000000040EA18FC3B.png"/>
  <manifest:file-entry manifest:media-type="image/png" manifest:full-path="Pictures/100002010000006000000060873373AD.png"/>
  <manifest:file-entry manifest:media-type="image/png" manifest:full-path="Pictures/100002010000002000000060D668E9AB.png"/>
  <manifest:file-entry manifest:media-type="image/png" manifest:full-path="Pictures/10000201000000800000008075D487F8.png"/>
  <manifest:file-entry manifest:media-type="image/png" manifest:full-path="Pictures/100002010000008000000080084EBCB5.png"/>
  <manifest:file-entry manifest:media-type="image/png" manifest:full-path="Pictures/10000201000001000000010068C94FF2.png"/>
  <manifest:file-entry manifest:media-type="image/png" manifest:full-path="Pictures/100002010000004000000060C9FADCF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5.905cm" fo:margin-left="0.058cm" fo:margin-right="0.037cm" table:align="margins" style:writing-mode="lr-tb"/>
    </style:style>
    <style:style style:name="Tableau18.A" style:family="table-column">
      <style:table-column-properties style:column-width="3.145cm" style:rel-column-width="12958*"/>
    </style:style>
    <style:style style:name="Tableau18.B" style:family="table-column">
      <style:table-column-properties style:column-width="3.205cm" style:rel-column-width="13205*"/>
    </style:style>
    <style:style style:name="Tableau18.C" style:family="table-column">
      <style:table-column-properties style:column-width="2.94cm" style:rel-column-width="12115*"/>
    </style:style>
    <style:style style:name="Tableau18.D" style:family="table-column">
      <style:table-column-properties style:column-width="3.44cm" style:rel-column-width="14172*"/>
    </style:style>
    <style:style style:name="Tableau18.E" style:family="table-column">
      <style:table-column-properties style:column-width="3.175cm" style:rel-column-width="13085*"/>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6" style:family="table-row">
      <style:table-row-properties style:min-row-height="5.851cm"/>
    </style:style>
    <style:style style:name="Tableau18.A7" style:family="table-cell">
      <style:table-cell-properties style:vertical-align="" fo:padding="0.097cm" fo:border-left="0.002cm solid #000000" fo:border-right="none" fo:border-top="none" fo:border-bottom="0.002cm solid #000000"/>
    </style:style>
    <style:style style:name="Tableau18.14" style:family="table-row">
      <style:table-row-properties style:min-row-height="3.522cm"/>
    </style:style>
    <style:style style:name="Tableau18.17" style:family="table-row">
      <style:table-row-properties style:min-row-height="1.452cm"/>
    </style:style>
    <style:style style:name="Tableau18.19" style:family="table-row">
      <style:table-row-properties style:min-row-height="1.192cm"/>
    </style:style>
    <style:style style:name="Tableau18.21" style:family="table-row">
      <style:table-row-properties style:min-row-height="1.528cm"/>
    </style:style>
    <style:style style:name="Tableau18.22"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6" style:family="table">
      <style:table-properties style:width="16cm" table:align="margins" style:writing-mode="lr-tb"/>
    </style:style>
    <style:style style:name="Tableau6.A" style:family="table-column">
      <style:table-column-properties style:column-width="5.334cm" style:rel-column-width="21845*"/>
    </style:style>
    <style:style style:name="Tableau6.B" style:family="table-column">
      <style:table-column-properties style:column-width="5.334cm" style:rel-column-width="21844*"/>
    </style:style>
    <style:style style:name="Tableau6.C" style:family="table-column">
      <style:table-column-properties style:column-width="5.334cm" style:rel-column-width="21846*"/>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table:align="margins" style:writing-mode="lr-tb"/>
    </style:style>
    <style:style style:name="Tableau4.A" style:family="table-column">
      <style:table-column-properties style:column-width="2.619cm" style:rel-column-width="10728*"/>
    </style:style>
    <style:style style:name="Tableau4.B" style:family="table-column">
      <style:table-column-properties style:column-width="3.78cm" style:rel-column-width="15482*"/>
    </style:style>
    <style:style style:name="Tableau4.C" style:family="table-column">
      <style:table-column-properties style:column-width="3.2cm" style:rel-column-width="13105*"/>
    </style:style>
    <style:style style:name="Tableau4.E" style:family="table-column">
      <style:table-column-properties style:column-width="3.201cm" style:rel-column-width="13115*"/>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4.8" style:family="table-row">
      <style:table-row-properties style:min-row-height="1.217cm"/>
    </style:style>
    <style:style style:name="Tableau5" style:family="table">
      <style:table-properties style:width="16cm" table:align="margins" style:writing-mode="lr-tb"/>
    </style:style>
    <style:style style:name="Tableau5.A" style:family="table-column">
      <style:table-column-properties style:column-width="2.618cm" style:rel-column-width="10721*"/>
    </style:style>
    <style:style style:name="Tableau5.B" style:family="table-column">
      <style:table-column-properties style:column-width="3.78cm" style:rel-column-width="15482*"/>
    </style:style>
    <style:style style:name="Tableau5.C" style:family="table-column">
      <style:table-column-properties style:column-width="3.2cm" style:rel-column-width="13105*"/>
    </style:style>
    <style:style style:name="Tableau5.E" style:family="table-column">
      <style:table-column-properties style:column-width="3.203cm" style:rel-column-width="13122*"/>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5.6" style:family="table-row">
      <style:table-row-properties style:min-row-height="1.217cm"/>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fr" fo:country="FR"/>
    </style:style>
    <style:style style:name="P4" style:family="paragraph" style:parent-style-name="Standard">
      <style:text-properties fo:language="fr" fo:country="FR" style:language-complex="ar" style:country-complex="SA"/>
    </style:style>
    <style:style style:name="P5" style:family="paragraph" style:parent-style-name="Standard">
      <style:text-properties fo:language="fr" fo:country="BE"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Table_20_Contents">
      <style:text-properties fo:color="#000000"/>
    </style:style>
    <style:style style:name="P11" style:family="paragraph" style:parent-style-name="Table_20_Contents">
      <style:text-properties fo:language="fr" fo:country="FR"/>
    </style:style>
    <style:style style:name="P12" style:family="paragraph" style:parent-style-name="Table_20_Contents">
      <style:text-properties style:use-window-font-color="true" fo:language="fr" fo:country="FR"/>
    </style:style>
    <style:style style:name="P13" style:family="paragraph" style:parent-style-name="Table_20_Contents">
      <style:text-properties fo:color="#ffff00" fo:font-weight="bold" fo:background-color="transparent"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color="#800080" fo:font-weight="bold" style:font-weight-asian="bold" style:font-weight-complex="bold"/>
    </style:style>
    <style:style style:name="P16" style:family="paragraph" style:parent-style-name="Table_20_Contents">
      <style:text-properties fo:color="#000080" fo:font-weight="bold" style:font-weight-asian="bold" style:font-weight-complex="bold"/>
    </style:style>
    <style:style style:name="P17" style:family="paragraph" style:parent-style-name="Table_20_Contents">
      <style:text-properties fo:color="#83caff" fo:font-weight="bold" style:font-weight-asian="bold" style:font-weight-complex="bold"/>
    </style:style>
    <style:style style:name="P18" style:family="paragraph" style:parent-style-name="Table_20_Contents">
      <style:text-properties fo:color="#ff950e" fo:font-weight="bold" fo:background-color="transparent" style:font-weight-asian="bold" style:font-weight-complex="bold"/>
    </style:style>
    <style:style style:name="P19" style:family="paragraph" style:parent-style-name="Table_20_Contents">
      <style:text-properties fo:color="#dc2300" fo:font-weight="bold" fo:background-color="transparent" style:font-weight-asian="bold" style:font-weight-complex="bold"/>
    </style:style>
    <style:style style:name="P20" style:family="paragraph" style:parent-style-name="Table_20_Contents">
      <style:text-properties fo:font-size="2pt" style:font-size-asian="2pt" style:font-size-complex="2pt"/>
    </style:style>
    <style:style style:name="P21" style:family="paragraph" style:parent-style-name="Table_20_Contents">
      <style:text-properties fo:background-color="#ffd320"/>
    </style:style>
    <style:style style:name="P22" style:family="paragraph" style:parent-style-name="Table_20_Contents">
      <style:text-properties fo:background-color="transparent"/>
    </style:style>
    <style:style style:name="P23"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5" style:family="paragraph" style:parent-style-name="Text_20_body">
      <style:paragraph-properties fo:orphans="2" fo:widows="2" style:writing-mode="lr-tb"/>
      <style:text-properties fo:color="#000000" style:font-name="Times New Roman" fo:font-size="12pt" fo:language="fr" fo:country="FR" style:font-name-asian="Times New Roman" style:font-size-asian="12pt" style:font-name-complex="Times New Roman" style:font-size-complex="12pt" style:language-complex="ar" style:country-complex="SA"/>
    </style:style>
    <style:style style:name="P26" style:family="paragraph" style:parent-style-name="Text_20_body">
      <style:text-properties fo:font-style="italic" fo:font-weight="bold" style:font-style-asian="italic" style:font-weight-asian="bold" style:font-style-complex="italic" style:font-weight-complex="bold"/>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text-properties fo:language="fr" fo:country="BE" style:language-complex="ar" style:country-complex="SA"/>
    </style:style>
    <style:style style:name="P29" style:family="paragraph" style:parent-style-name="Text_20_body">
      <style:text-properties fo:language="en" fo:country="GB"/>
    </style:style>
    <style:style style:name="P30" style:family="paragraph" style:parent-style-name="Text_20_body">
      <style:text-properties fo:background-color="#ffff00"/>
    </style:style>
    <style:style style:name="P31"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33"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34" style:family="paragraph" style:parent-style-name="Table_20_Contents">
      <style:paragraph-properties fo:margin-top="0cm" fo:margin-bottom="0cm"/>
    </style:style>
    <style:style style:name="P35" style:family="paragraph" style:parent-style-name="Standard">
      <style:paragraph-properties fo:margin-top="0cm" fo:margin-bottom="0cm"/>
    </style:style>
    <style:style style:name="P36" style:family="paragraph" style:parent-style-name="Contents_20_1">
      <style:paragraph-properties>
        <style:tab-stops>
          <style:tab-stop style:position="16cm" style:type="right" style:leader-style="dotted" style:leader-text="."/>
        </style:tab-stops>
      </style:paragraph-properties>
    </style:style>
    <style:style style:name="P37" style:family="paragraph" style:parent-style-name="Contents_20_2">
      <style:paragraph-properties>
        <style:tab-stops>
          <style:tab-stop style:position="15.577cm" style:type="right" style:leader-style="dotted" style:leader-text="."/>
        </style:tab-stops>
      </style:paragraph-properties>
    </style:style>
    <style:style style:name="P38" style:family="paragraph" style:parent-style-name="Contents_20_3">
      <style:paragraph-properties>
        <style:tab-stops>
          <style:tab-stop style:position="15.154cm" style:type="right" style:leader-style="dotted" style:leader-text="."/>
        </style:tab-stops>
      </style:paragraph-properties>
    </style:style>
    <style:style style:name="P39" style:family="paragraph" style:parent-style-name="Contents_20_4">
      <style:paragraph-properties>
        <style:tab-stops>
          <style:tab-stop style:position="14.73cm" style:type="right" style:leader-style="dotted" style:leader-text="."/>
        </style:tab-stops>
      </style:paragraph-properties>
    </style:style>
    <style:style style:name="P40" style:family="paragraph" style:parent-style-name="Contents_20_5">
      <style:paragraph-properties>
        <style:tab-stops>
          <style:tab-stop style:position="14.307cm" style:type="right" style:leader-style="dotted" style:leader-text="."/>
        </style:tab-stops>
      </style:paragraph-properties>
    </style:style>
    <style:style style:name="P41" style:family="paragraph" style:parent-style-name="Standard">
      <style:text-properties fo:language="fr" fo:country="FR"/>
    </style:style>
    <style:style style:name="P42" style:family="paragraph" style:parent-style-name="Standard" style:list-style-name="L1">
      <style:text-properties fo:language="fr" fo:country="FR"/>
    </style:style>
    <style:style style:name="P43" style:family="paragraph" style:parent-style-name="Standard" style:list-style-name="L3">
      <style:text-properties fo:language="fr" fo:country="FR"/>
    </style:style>
    <style:style style:name="P44" style:family="paragraph" style:parent-style-name="Standard" style:list-style-name="L4">
      <style:text-properties fo:language="fr" fo:country="FR"/>
    </style:style>
    <style:style style:name="P45" style:family="paragraph" style:parent-style-name="Standard" style:list-style-name="L1">
      <style:text-properties fo:color="#2300dc" fo:language="fr" fo:country="FR"/>
    </style:style>
    <style:style style:name="P46" style:family="paragraph" style:parent-style-name="Standard" style:list-style-name="L2">
      <style:text-properties fo:language="en" fo:country="GB"/>
    </style:style>
    <style:style style:name="P47" style:family="paragraph" style:parent-style-name="Standard" style:list-style-name="L11"/>
    <style:style style:name="P48" style:family="paragraph" style:parent-style-name="Standard" style:list-style-name="L21">
      <style:text-properties fo:color="#ffd320"/>
    </style:style>
    <style:style style:name="P49" style:family="paragraph" style:parent-style-name="Standard">
      <style:paragraph-properties fo:break-before="page"/>
      <style:text-properties fo:language="fr" fo:country="FR"/>
    </style:style>
    <style:style style:name="P50" style:family="paragraph" style:parent-style-name="Standard" style:list-style-name="L1">
      <style:paragraph-properties fo:break-before="page"/>
      <style:text-properties fo:language="fr" fo:country="FR"/>
    </style:style>
    <style:style style:name="P51" style:family="paragraph" style:parent-style-name="Text_20_body" style:list-style-name="L5">
      <style:text-properties fo:font-style="normal" fo:font-weight="bold" style:font-style-asian="normal" style:font-weight-asian="bold" style:font-style-complex="normal" style:font-weight-complex="bold"/>
    </style:style>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2">
      <style:text-properties fo:color="#5c8526"/>
    </style:style>
    <style:style style:name="P57" style:family="paragraph" style:parent-style-name="Text_20_body" style:list-style-name="L13">
      <style:text-properties fo:color="#5c8526"/>
    </style:style>
    <style:style style:name="P58" style:family="paragraph" style:parent-style-name="Text_20_body" style:list-style-name="L14">
      <style:text-properties fo:color="#ff0000"/>
    </style:style>
    <style:style style:name="P59" style:family="paragraph" style:parent-style-name="Text_20_body" style:list-style-name="L15"/>
    <style:style style:name="P60" style:family="paragraph" style:parent-style-name="Text_20_body" style:list-style-name="L17"/>
    <style:style style:name="P61" style:family="paragraph" style:parent-style-name="Text_20_body" style:list-style-name="L18"/>
    <style:style style:name="P62" style:family="paragraph" style:parent-style-name="Text_20_body" style:list-style-name="L19"/>
    <style:style style:name="P63" style:family="paragraph" style:parent-style-name="Text_20_body" style:list-style-name="L20">
      <style:text-properties fo:color="#ffd320" fo:language="fr" fo:country="BE" style:language-complex="ar" style:country-complex="SA"/>
    </style:style>
    <style:style style:name="P64" style:family="paragraph" style:parent-style-name="Text_20_body" style:list-style-name="L22">
      <style:text-properties fo:language="fr" fo:country="BE" style:language-complex="ar" style:country-complex="SA"/>
    </style:style>
    <style:style style:name="P65" style:family="paragraph" style:parent-style-name="Text_20_body" style:list-style-name="L22">
      <style:text-properties fo:language="en" fo:country="GB"/>
    </style:style>
    <style:style style:name="P66" style:family="paragraph" style:parent-style-name="Text_20_body" style:list-style-name="L23"/>
    <style:style style:name="P67" style:family="paragraph" style:parent-style-name="Text_20_body" style:list-style-name="L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68" style:family="paragraph" style:parent-style-name="Text_20_body" style:list-style-name="L6">
      <style:paragraph-properties fo:margin-left="1.249cm" fo:margin-right="0cm" fo:orphans="2" fo:widows="2" fo:text-indent="0cm" style:auto-text-indent="false" style:writing-mode="lr-tb"/>
    </style:style>
    <style:style style:name="P69"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70"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1"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72" style:family="paragraph" style:parent-style-name="Text_20_body" style:list-style-name="L5">
      <style:paragraph-properties fo:orphans="2" fo:widows="2" style:writing-mode="lr-tb"/>
    </style:style>
    <style:style style:name="P73" style:family="paragraph" style:parent-style-name="Text_20_body" style:list-style-name="L5">
      <style:paragraph-properties fo:orphans="2" fo:widows="2" style:writing-mode="lr-tb"/>
      <style:text-properties fo:font-style="normal" style:font-style-asian="normal" style:font-style-complex="normal"/>
    </style:style>
    <style:style style:name="P74" style:family="paragraph" style:parent-style-name="Text_20_body" style:list-style-name="L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5" style:family="paragraph" style:parent-style-name="Text_20_body" style:list-style-name="L9">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6" style:family="paragraph" style:parent-style-name="Text_20_body" style:list-style-name="L15">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7" style:family="paragraph" style:parent-style-name="Text_20_body" style:list-style-name="L17">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8" style:family="paragraph" style:parent-style-name="Text_20_body" style:list-style-name="L5">
      <style:paragraph-properties fo:orphans="2" fo:widows="2" style:writing-mode="lr-tb"/>
      <style:text-properties fo:font-weight="normal" style:font-weight-asian="normal" style:font-weight-complex="normal"/>
    </style:style>
    <style:style style:name="P79" style:family="paragraph" style:parent-style-name="Text_20_body" style:list-style-name="L13">
      <style:paragraph-properties fo:orphans="2" fo:widows="2" style:writing-mode="lr-tb"/>
      <style:text-properties fo:color="#5c8526" style:font-name="Times New Roman" fo:font-size="12pt" fo:language="fr" fo:country="FR" style:font-name-asian="Times New Roman" style:font-size-asian="12pt" style:font-name-complex="Times New Roman" style:font-size-complex="12pt" style:language-complex="ar" style:country-complex="SA"/>
    </style:style>
    <style:style style:name="P80" style:family="paragraph" style:parent-style-name="Text_20_body" style:list-style-name="L13">
      <style:paragraph-properties fo:orphans="2" fo:widows="2" style:writing-mode="lr-tb"/>
      <style:text-properties fo:color="#ffd320" style:font-name="Times New Roman" fo:font-size="12pt" fo:language="fr" fo:country="FR" style:font-name-asian="Times New Roman" style:font-size-asian="12pt" style:font-name-complex="Times New Roman" style:font-size-complex="12pt" style:language-complex="ar" style:country-complex="SA"/>
    </style:style>
    <style:style style:name="P81" style:family="paragraph" style:parent-style-name="Heading_20_1">
      <style:paragraph-properties fo:text-align="center" style:justify-single-word="false"/>
      <style:text-properties style:font-name="BankGothic Lt BT" fo:font-size="36pt" fo:language="en" fo:country="GB" style:font-size-asian="36pt"/>
    </style:style>
    <style:style style:name="P82"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83" style:family="paragraph" style:parent-style-name="Heading_20_2">
      <style:text-properties fo:language="en" fo:country="GB"/>
    </style:style>
    <style:style style:name="P84" style:family="paragraph" style:parent-style-name="Heading_20_2" style:list-style-name="WW8Num1">
      <style:text-properties fo:language="en" fo:country="GB"/>
    </style:style>
    <style:style style:name="P85" style:family="paragraph" style:parent-style-name="Heading_20_2" style:list-style-name="WW8Num1">
      <style:text-properties fo:language="fr" fo:country="FR" style:language-complex="ar" style:country-complex="SA"/>
    </style:style>
    <style:style style:name="P86" style:family="paragraph" style:parent-style-name="Heading_20_3">
      <style:text-properties fo:language="fr" fo:country="FR" style:language-complex="ar" style:country-complex="SA"/>
    </style:style>
    <style:style style:name="P87" style:family="paragraph" style:parent-style-name="Heading_20_3">
      <style:text-properties fo:language="en" fo:country="GB"/>
    </style:style>
    <style:style style:name="P88" style:family="paragraph" style:parent-style-name="Heading_20_3">
      <style:text-properties fo:language="fr" fo:country="BE" style:language-complex="ar" style:country-complex="SA"/>
    </style:style>
    <style:style style:name="P89"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90" style:family="paragraph" style:parent-style-name="Heading_20_3">
      <style:paragraph-properties fo:orphans="2" fo:widows="2" style:writing-mode="lr-tb"/>
      <style:text-properties style:use-window-font-color="true" style:font-name="Arial" fo:language="en" fo:country="GB" style:font-name-asian="Times New Roman" style:font-name-complex="Tahoma" style:language-complex="ar" style:country-complex="SA"/>
    </style:style>
    <style:style style:name="P91" style:family="paragraph" style:parent-style-name="Heading_20_4">
      <style:text-properties fo:language="en" fo:country="GB"/>
    </style:style>
    <style:style style:name="P92" style:family="paragraph" style:parent-style-name="Table_20_Contents" style:list-style-name="L16">
      <style:paragraph-properties fo:margin-top="0cm" fo:margin-bottom="0cm"/>
    </style:style>
    <style:style style:name="P93" style:family="paragraph" style:parent-style-name="Heading_20_5">
      <style:text-properties fo:language="fr" fo:country="BE" style:language-complex="ar" style:country-complex="SA"/>
    </style:style>
    <style:style style:name="P94" style:family="paragraph" style:parent-style-name="Heading_20_5">
      <style:text-properties fo:language="en" fo:country="GB"/>
    </style:style>
    <style:style style:name="P95"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96"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8"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9" style:family="text">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background-color="transparent"/>
    </style:style>
    <style:style style:name="T13" style:family="text">
      <style:text-properties fo:color="#7da647"/>
    </style:style>
    <style:style style:name="T14" style:family="text">
      <style:text-properties fo:color="#ffd320"/>
    </style:style>
    <style:style style:name="T15" style:family="text">
      <style:text-properties fo:color="#ff420e"/>
    </style:style>
    <style:style style:name="T16"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1" text:outline-level="1">Holyspirit : Act of Faith </text:h>
      <text:h text:style-name="P81"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6"><text:a xlink:type="simple" xlink:href="#2.Holyspirit : Act of Faith |outline">Holyspirit : Act of Faith <text:tab/>1</text:a></text:p>
          <text:p text:style-name="P36"><text:a xlink:type="simple" xlink:href="#3.(Game Design Document)|outline">(Game Design Document)<text:tab/>1</text:a></text:p>
          <text:p text:style-name="P37"><text:a xlink:type="simple" xlink:href="#1.Introduction|outline">1.Introduction<text:tab/>4</text:a></text:p>
          <text:p text:style-name="P37"><text:a xlink:type="simple" xlink:href="#2.Scenario|outline">2.Scenario<text:tab/>4</text:a></text:p>
          <text:p text:style-name="P38"><text:a xlink:type="simple" xlink:href="#3.0.1.Histoire du jeu|outline">Histoire du jeu<text:tab/>4</text:a></text:p>
          <text:p text:style-name="P38"><text:a xlink:type="simple" xlink:href="#3.0.2.Les personages|outline">Les personages<text:tab/>5</text:a></text:p>
          <text:p text:style-name="P39"><text:a xlink:type="simple" xlink:href="#3.0.2.1.Le croisé|outline">Le croisé<text:tab/>5</text:a></text:p>
          <text:p text:style-name="P39"><text:a xlink:type="simple" xlink:href="#3.0.2.2.L'inquisiteur|outline">L'inquisiteur<text:tab/>5</text:a></text:p>
          <text:p text:style-name="P39"><text:a xlink:type="simple" xlink:href="#3.0.2.3.La courtisane|outline">La courtisane<text:tab/>6</text:a></text:p>
          <text:p text:style-name="P39"><text:a xlink:type="simple" xlink:href="#3.0.2.4.Le pistolero|outline">Le pistolero<text:tab/>6</text:a></text:p>
          <text:p text:style-name="P37"><text:a xlink:type="simple" xlink:href="#3.1.Gameplay|outline">Gameplay<text:tab/>8</text:a></text:p>
          <text:p text:style-name="P38"><text:a xlink:type="simple" xlink:href="#3.1.1.Gestion de la partie|outline">Gestion de la partie<text:tab/>8</text:a></text:p>
          <text:p text:style-name="P38"><text:a xlink:type="simple" xlink:href="#3.1.2.Economie|outline">Economie<text:tab/>8</text:a></text:p>
          <text:p text:style-name="P38"><text:a xlink:type="simple" xlink:href="#3.1.3.Evolution des personnages|outline">Evolution des personnages<text:tab/>8</text:a></text:p>
          <text:p text:style-name="P38"><text:a xlink:type="simple" xlink:href="#3.1.4.Types de quêtes|outline">Types de quêtes<text:tab/>8</text:a></text:p>
          <text:p text:style-name="P38"><text:a xlink:type="simple" xlink:href="#3.1.5.Combat|outline">Combat<text:tab/>10</text:a></text:p>
          <text:p text:style-name="P39"><text:a xlink:type="simple" xlink:href="#3.1.5.1.Styles de combat des personnages|outline">Styles de combat des personnages<text:tab/>10</text:a></text:p>
          <text:p text:style-name="P39"><text:a xlink:type="simple" xlink:href="#3.1.5.2.Caractéristiques et compétences|outline">Caractéristiques et compétences<text:tab/>11</text:a></text:p>
          <text:p text:style-name="P40"><text:a xlink:type="simple" xlink:href="#3.1.5.2.1.Les caractéristiques|outline">Les caractéristiques<text:tab/>11</text:a></text:p>
          <text:p text:style-name="P40"><text:a xlink:type="simple" xlink:href="#3.1.5.2.2.Les miracles|outline">Les miracles<text:tab/>11</text:a></text:p>
          <text:p text:style-name="P39"><text:a xlink:type="simple" xlink:href="#3.1.5.3.L'équipement|outline">L'équipement<text:tab/>17</text:a></text:p>
          <text:p text:style-name="P40"><text:a xlink:type="simple" xlink:href="#3.1.5.3.1.Les types d'objets et leurs caractéristiques|outline">Les types d'objets et leurs caractéristiques<text:tab/>17</text:a></text:p>
          <text:p text:style-name="P40"><text:a xlink:type="simple" xlink:href="#3.1.5.3.2.Probabilité de découvertes des objets|outline">Probabilité de découvertes des objets<text:tab/>18</text:a></text:p>
          <text:p text:style-name="P40"><text:a xlink:type="simple" xlink:href="#3.1.5.3.3.Tous les objets|outline">Tous les objets<text:tab/>19</text:a></text:p>
          <text:p text:style-name="P38"><text:a xlink:type="simple" xlink:href="#3.1.6.Interactivité entre le monde et les personnages|outline">Interactivité entre le monde et les personnages<text:tab/>24</text:a></text:p>
          <text:p text:style-name="P38"><text:a xlink:type="simple" xlink:href="#3.1.7.Craft et bénédiction|outline">Craft et bénédiction<text:tab/>24</text:a></text:p>
          <text:p text:style-name="P40"><text:a xlink:type="simple" xlink:href="#3.1.7.0.1.Tableau des objets de crafts|outline">Tableau des objets de crafts<text:tab/>25</text:a></text:p>
          <text:p text:style-name="P38"><text:a xlink:type="simple" xlink:href="#3.1.8.Les évangiles|outline">Les évangiles<text:tab/>25</text:a></text:p>
          <text:p text:style-name="P39"><text:a xlink:type="simple" xlink:href="#3.1.8.1.Act of Faith|outline">Act of Faith<text:tab/>26</text:a></text:p>
          <text:p text:style-name="P40"><text:a xlink:type="simple" xlink:href="#3.1.8.1.1.Présentation du monde|outline">Présentation du monde<text:tab/>26</text:a></text:p>
          <text:p text:style-name="P40"><text:a xlink:type="simple" xlink:href="#3.1.8.1.2.Les quêtes|outline">Les quêtes<text:tab/>27</text:a></text:p>
          <text:p text:style-name="P40"><text:a xlink:type="simple" xlink:href="#3.1.8.1.3.Les PNJ|outline">Les PNJ<text:tab/>28</text:a></text:p>
          <text:p text:style-name="P40"><text:a xlink:type="simple" xlink:href="#3.1.8.1.4.Les monstres|outline">Les monstres<text:tab/>30</text:a></text:p>
          <text:p text:style-name="P40"><text:a xlink:type="simple" xlink:href="#3.1.8.1.5.Les lieux|outline">Les lieux<text:tab/>35</text:a></text:p>
          <text:p text:style-name="P40"><text:a xlink:type="simple" xlink:href="#3.1.8.1.6.Le plan de l'évangile|outline">Le plan de l'évangile<text:tab/>35</text:a></text:p>
          <text:p text:style-name="P39"><text:a xlink:type="simple" xlink:href="#3.1.8.2.2ème Evangile|outline">2ème Evangile<text:tab/>36</text:a></text:p>
          <text:p text:style-name="P40"><text:a xlink:type="simple" xlink:href="#3.1.8.2.1.Présentation du monde|outline">Présentation du monde<text:tab/>36</text:a></text:p>
          <text:p text:style-name="P40"><text:a xlink:type="simple" xlink:href="#3.1.8.2.2.Les quêtes|outline">Les quêtes<text:tab/>36</text:a></text:p>
          <text:p text:style-name="P40"><text:a xlink:type="simple" xlink:href="#3.1.8.2.3.Les PNJ|outline">Les PNJ<text:tab/>36</text:a></text:p>
          <text:p text:style-name="P40"><text:a xlink:type="simple" xlink:href="#3.1.8.2.4.Les monstres|outline">Les monstres<text:tab/>36</text:a></text:p>
          <text:p text:style-name="P40"><text:a xlink:type="simple" xlink:href="#3.1.8.2.5.Les lieux|outline">Les lieux<text:tab/>38</text:a></text:p>
          <text:p text:style-name="P40"><text:a xlink:type="simple" xlink:href="#3.1.8.2.6.Le plan de l'évangile|outline">Le plan de l'évangile<text:tab/>39</text:a></text:p>
          <text:p text:style-name="P37"><text:a xlink:type="simple" xlink:href="#3.Graphismes |outline">3.Graphismes <text:tab/>40</text:a></text:p>
          <text:p text:style-name="P37"><text:a xlink:type="simple" xlink:href="#4.Mapping|outline">4.Mapping<text:tab/>40</text:a></text:p>
          <text:p text:style-name="P38"><text:a xlink:type="simple" xlink:href="#3.1.9.Les tileset|outline">Les tileset<text:tab/>40</text:a></text:p>
          <text:p text:style-name="P39"><text:a xlink:type="simple" xlink:href="#3.1.9.1.Définition : |outline">Définition : <text:tab/>40</text:a></text:p>
          <text:p text:style-name="P39"><text:a xlink:type="simple" xlink:href="#3.1.9.2.Structure|outline">Structure<text:tab/>41</text:a></text:p>
          <text:p text:style-name="P38"><text:a xlink:type="simple" xlink:href="#3.1.10.Les maps|outline">Les maps<text:tab/>44</text:a></text:p>
          <text:p text:style-name="P39"><text:a xlink:type="simple" xlink:href="#3.1.10.1.Définition : |outline">Définition : <text:tab/>44</text:a></text:p>
          <text:p text:style-name="P39"><text:soft-page-break/><text:a xlink:type="simple" xlink:href="#3.1.10.2.Structure :|outline">Structure :<text:tab/>44</text:a></text:p>
          <text:p text:style-name="P38"><text:a xlink:type="simple" xlink:href="#3.1.11.Les entités|outline">Les entités<text:tab/>47</text:a></text:p>
          <text:p text:style-name="P39"><text:a xlink:type="simple" xlink:href="#3.1.11.1.Définition : |outline">Définition : <text:tab/>47</text:a></text:p>
          <text:p text:style-name="P39"><text:a xlink:type="simple" xlink:href="#3.1.11.2.Structure :|outline">Structure :<text:tab/>47</text:a></text:p>
          <text:p text:style-name="P37"><text:a xlink:type="simple" xlink:href="#5.Programmation|outline">5.Programmation<text:tab/>47</text:a></text:p>
        </text:index-body>
      </text:table-of-content>
      <text:p text:style-name="P2"/>
      <text:p text:style-name="P7"/>
      <text:list xml:id="list33326723" text:style-name="WW8Num1">
        <text:list-item>
          <text:h text:style-name="P84"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xml:id="list34130639" text:continue-numbering="true" text:style-name="WW8Num1">
        <text:list-item>
          <text:h text:style-name="P84" text:outline-level="2">Scenario</text:h>
        </text:list-item>
      </text:list>
      <text:h text:style-name="P86"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87"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0"><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8"/>
      <text:h text:style-name="Heading_20_4" text:outline-level="4">La courtisane</text:h>
      <text:p text:style-name="Table_20_Contents">Engagé en : <text:span text:style-name="T2">1763</text:span></text:p>
      <text:p text:style-name="P10"/>
      <text:p text:style-name="Table_20_Contents"><draw:frame draw:style-name="fr2" draw:name="Image3" text:anchor-type="paragraph" svg:x="5.789cm" svg:y="3.089cm" svg:width="4.741cm" svg:height="4.544cm" draw:z-index="2"><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87" text:outline-level="3"/>
      <text:p text:style-name="P7"/>
      <text:h text:style-name="P83" text:outline-level="2">Gameplay</text:h>
      <text:p text:style-name="P1"/>
      <text:h text:style-name="P89" text:outline-level="3">Gestion de la partie</text:h>
      <text:p text:style-name="P4">Une fois la partie créée, elle est automatiquement sauvegardée à une certaine fréquence. Cette sauvegarde inclus bien évidemment toutes les caractéristiques et objets des personnages ainsi que son avancement dans le jeu mais aussi l'état de tous les monstres. A l'aide du bouton réinitialiser, le joueur pourra à tout moment faire réapparaitre l'entièreté des monstres du jeu. Le bouton réinitialiser jeu permet, quant à lui, de réinitialiser monstres, quêtes et tout évènement aléatoire (qui seront donc retirés au sort). Les potales activées et le reste du personnage étant quant à eux toujours sauvegardés.</text:p>
      <text:h text:style-name="P89" text:outline-level="3">Economie</text:h>
      <text:p text:style-name="P3">Dans Holyspirit, chaque planète possède sa propre monnaie, il n'est donc pas question d'acheter des objets en ayant pas la monnaie locale. Pour cela, le joueur doit convertir son argent chez l'agent de change local qui prendra sa commission au passage.</text:p>
      <text:h text:style-name="P88" text:outline-level="3">Evolution des personnages</text:h>
      <text:p text:style-name="P3">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3"/>
      <text:p text:style-name="P3">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 La potale étant une connexion avec un autre monde, elle permet le stockage des objets du héros.</text:p>
      <text:p text:style-name="P3"/>
      <text:p text:style-name="P3">La mort du personnage ne signifie en aucun cas la fin du jeu, car le personnage ne peut mourir. En effet, chaque fois que le héros meure, il utilise une partie des âmes récemment collectées afin de se réincarner à la potale de base, c'est-à-dire au campement de base.</text:p>
      <text:p text:style-name="P3"/>
      <text:p text:style-name="P3">Si il veut, le héros peut se réincarner directement où il est mort mais cette action requière alors beaucoup d'eau bénite pour autoriser une réincarnation en terrain ennemi.</text:p>
      <text:p text:style-name="P3"/>
      <text:p text:style-name="P49"/>
      <text:h text:style-name="Heading_20_3" text:outline-level="3">Types de quêtes</text:h>
      <text:p text:style-name="P3">Il existe trois types de quêtes (+1 complémentaire) dans Holyspirit :</text:p>
      <text:p text:style-name="P1"/>
      <text:list xml:id="list33316523" text:style-name="L1">
        <text:list-item text:start-value="1">
          <text:p text:style-name="P42"><text:span text:style-name="T13">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42"><text:span text:style-name="T14">Les quêtes secondaires</text:span> : Elles sont optionnelles mais fortement recommandée car elles permettent d'obtenir des objets, voir des point de caractéristiques/compétences supplémentaires.</text:p>
        </text:list-item>
        <text:list-item>
          <text:p text:style-name="P42"><text:span text:style-name="T15">Les quêtes défis </text:span>: Ce sont des quêtes non obligatoire et de difficulté très importante. Elles permettent l'obtention d'objet de grande puissance qui faciliteront les quêtes secondaires et principales. Il est conseillé de les réaliser une foi le personnage beaucoup plus évolué.</text:p>
        </text:list-item>
        <text:list-item>
          <text:p text:style-name="P45">Les quêtes événements : <text:span text:style-name="T2">Ce sont des quêtes secondaires qui ont la particularité de changer d'une partie à une autre. </text:span></text:p>
        </text:list-item>
      </text:list>
      <text:p text:style-name="P3"/>
      <text:p text:style-name="P3">Le joueur peut trouver tout une série de livres qui lui apprendront plus sur l'histoire du jeu et l'aideront dans certaines quêtes. Ce sont par exemple des journaux personnels, des registres, des témoignages, ...</text:p>
      <text:list xml:id="list34110960" text:continue-numbering="true" text:style-name="L1">
        <text:list-header>
          <text:p text:style-name="P50"/>
        </text:list-header>
      </text:list>
      <text:h text:style-name="Heading_20_3" text:outline-level="3">Combat</text:h>
      <text:h text:style-name="Heading_20_4" text:outline-level="4">Styles de combat des personnages</text:h>
      <text:p text:style-name="P3">Chaque personnage possède bien évidemment son propre style de combat. </text:p>
      <text:p text:style-name="P11">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2"/>
      <text:p text:style-name="P12">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2"/>
      <text:p text:style-name="P12">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2"/>
      <text:p text:style-name="P12">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3">Il existe 5 types de caractéristiques dans Holyspirit. </text:p>
      <text:p text:style-name="P1"/>
      <text:list xml:id="list33321986" text:style-name="L2">
        <text:list-item>
          <text:p text:style-name="P46">La force</text:p>
        </text:list-item>
      </text:list>
      <text:p text:style-name="P3">La force mesure la puissance musculaire du personnage. Elle sert à porter armes et armures. Elle reflète aussi la puissance des coups portés en mêlée.</text:p>
      <text:p text:style-name="P1"/>
      <text:list xml:id="list33317841" text:style-name="L3">
        <text:list-item>
          <text:p text:style-name="P43">La dextérité</text:p>
        </text:list-item>
      </text:list>
      <text:p text:style-name="P3">Elle permet l'utilisation des armes à feu et des arbalètes. </text:p>
      <text:p text:style-name="P3"/>
      <text:list xml:id="list33340652" text:style-name="L4">
        <text:list-item>
          <text:p text:style-name="P44">La vitalité</text:p>
        </text:list-item>
      </text:list>
      <text:p text:style-name="P3">Elle représente l'endurance aux blessures d'un personnage, sa capacité à tenir sous la douleur.</text:p>
      <text:p text:style-name="P3"/>
      <text:list xml:id="list34131285" text:continue-list="list33340652" text:style-name="L4">
        <text:list-item text:start-value="1">
          <text:p text:style-name="P44">La piété</text:p>
        </text:list-item>
      </text:list>
      <text:p text:style-name="P3">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3"/>
      <text:list xml:id="list34123386" text:continue-list="list34131285" text:style-name="L4">
        <text:list-item text:start-value="1">
          <text:p text:style-name="P44">Le charisme</text:p>
        </text:list-item>
      </text:list>
      <text:p text:style-name="P3">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Text_20_body">Les miracles possèdent leurs propres effets graphiques et sons.</text:p>
      <text:p text:style-name="P8"/>
      <text:h text:style-name="Heading_20_6" text:outline-level="6">Le croisé</text:h>
      <text:p text:style-name="Text_20_body">Ses trois chemins sont : La voie de l'épée, la voie du bouclier et la voie du pieux</text:p>
      <text:p text:style-name="P26">La voie de l'épée </text:p>
      <text:p text:style-name="P27">La voie de l'épée rassemble les compétences de combat auxquelles le croisé peut faire appel quand il se bat avec des épées à deux mains. Ce sont des enchainements de coups puissants utiles contre les groupes d'ennemis.</text:p>
      <text:list xml:id="list33312818" text:style-name="L5">
        <text:list-item>
          <text:p text:style-name="P51">Tornade divine : <text:span text:style-name="T10">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xml:id="list33337868" text:style-name="L6">
        <text:list-item>
          <text:p text:style-name="P67">Effet de souffle : <text:span text:style-name="T11">Cette amélioration permet de repousser les ennemis, de 1-5 cases suivant le niveau de la compétence. Elle augmente aussi le pourcentage de dégâts infligés.</text:span></text:p>
        </text:list-item>
        <text:list-item>
          <text:p text:style-name="P67">Étourdir :<text:span text:style-name="T11"> Cette amélioration offre un pourcentage de chance d'étourdir l'ennemi pendant quelques secondes. Elle augmente aussi le pourcentage de dégâts infligés.</text:span></text:p>
        </text:list-item>
      </text:list>
      <text:list xml:id="list34128061" text:continue-list="list33312818" text:style-name="L5">
        <text:list-item text:start-value="1">
          <text:p text:style-name="P72"><text:span text:style-name="T8">Coup puissant </text:span><text:span text:style-name="T11">: Le croisé assène un terrible coup capable de trancher en deux un adversaire.</text:span></text:p>
        </text:list-item>
        <text:list-item>
          <text:p text:style-name="P73"/>
        </text:list-item>
      </text:list>
      <text:p text:style-name="P32">La voie de l'épéiste</text:p>
      <text:p text:style-name="P31">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31"/>
      <text:list xml:id="list34127314" text:continue-list="list34128061" text:style-name="L5">
        <text:list-item text:start-value="1">
          <text:p text:style-name="P72"><text:span text:style-name="T8">Cuirasser</text:span> : Le croisé fonce en courant, son bouclier devant lui, à travers ses ennemis. </text:p>
        </text:list-item>
      </text:list>
      <text:p text:style-name="P31"/>
      <text:p text:style-name="P32">La voie du pieux</text:p>
      <text:p text:style-name="Text_20_body">Cette voie permet au croisé d'appeler les Saints à s'incarner en lui, lui conférant ainsi leurs pouvoirs. </text:p>
      <text:p text:style-name="Text_20_body"/>
      <text:list xml:id="list34106410" text:continue-list="list34127314" text:style-name="L5">
        <text:list-item text:start-value="1">
          <text:p text:style-name="P72"><text:span text:style-name="T8">Sainte Barbe</text:span><text:span text:style-name="T10"> : Les armes font des dégats par le feu</text:span></text:p>
        </text:list-item>
      </text:list>
      <text:list xml:id="list34106582" text:continue-list="list33337868" text:style-name="L6">
        <text:list-item text:start-value="1">
          <text:p text:style-name="P68"><text:span text:style-name="T7">Incinération</text:span><text:span text:style-name="T10"> : La colère de Sainte Barbe brûle ses ennemis</text:span></text:p>
        </text:list-item>
      </text:list>
      <text:list xml:id="list34116201" text:continue-list="list34106410" text:style-name="L5">
        <text:list-item text:start-value="1">
          <text:p text:style-name="P72"><text:span text:style-name="T8">Saint Lazare</text:span><text:span text:style-name="T10"> : La régénération de vie est augmentée.</text:span></text:p>
        </text:list-item>
      </text:list>
      <text:list xml:id="list34114267" text:continue-list="list34106582" text:style-name="L6">
        <text:list-item text:start-value="1">
          <text:p text:style-name="P68"><text:span text:style-name="T7">Vampirisme</text:span><text:span text:style-name="T10"> : Le croisé draine les forces vitales de ses ennemis</text:span></text:p>
        </text:list-item>
      </text:list>
      <text:list xml:id="list34113078" text:continue-list="list34116201" text:style-name="L5">
        <text:list-item text:start-value="1">
          <text:p text:style-name="P74">St-Hubert : <text:span text:style-name="T10">Augmente les dégâts face au animaux.</text:span></text:p>
        </text:list-item>
        <text:list-item>
          <text:p text:style-name="P78"/>
        </text:list-item>
      </text:list>
      <text:p text:style-name="Text_20_body"><text:soft-page-break/></text:p>
      <text:list xml:id="list34129281" text:continue-list="list34113078" text:style-name="L5">
        <text:list-item text:start-value="1">
          <text:p text:style-name="P74">St-Michel : <text:span text:style-name="T10">Augmente les dégâts face aux démons.</text:span></text:p>
        </text:list-item>
      </text:list>
      <text:p text:style-name="Text_20_body"/>
      <text:p text:style-name="Text_20_body"/>
      <text:p text:style-name="P8"/>
      <text:h text:style-name="P96" text:outline-level="6">L'inquisiteur</text:h>
      <text:p text:style-name="Text_20_body">Ses trois chemins sont :<text:span text:style-name="T12"> Les scarifications, les invocations et les damnations.</text:span></text:p>
      <text:p text:style-name="P33">Les scarifications</text:p>
      <text:p text:style-name="P33"/>
      <text:p text:style-name="P33">Les invocations</text:p>
      <text:p text:style-name="P33"/>
      <text:list xml:id="list34116924" text:continue-list="list34129281" text:style-name="L5">
        <text:list-item text:start-value="1">
          <text:p text:style-name="P74">Parabole du bon Samaritain : <text:span text:style-name="T10">L'inquisiteur invoque un cherubin pour lui venir en aide.</text:span></text:p>
        </text:list-item>
      </text:list>
      <text:p text:style-name="P33"/>
      <text:p text:style-name="P33">Les damnations</text:p>
      <text:list xml:id="list33601858" text:style-name="L23">
        <text:list-item>
          <text:p text:style-name="P66">Tornade de feu</text:p>
        </text:list-item>
        <text:list-item>
          <text:p text:style-name="P66">Déluge</text:p>
        </text:list-item>
      </text:list>
      <text:p text:style-name="Text_20_body"/>
      <text:p text:style-name="P8"/>
      <text:h text:style-name="P96" text:outline-level="6">Le pistolero</text:h>
      <text:p text:style-name="Text_20_body">Ses trois voies sont : La voie du trappeur, de l'artificier et du <text:span text:style-name="T16">sharpshooter</text:span></text:p>
      <text:p text:style-name="P33">La voie du trappeur</text:p>
      <text:list xml:id="list34134060" text:continue-list="list34116924" text:style-name="L5">
        <text:list-item text:start-value="1">
          <text:p text:style-name="P74">Piège à ours : <text:span text:style-name="T10">Le pistolero fabrique un piège à mâchoire. Chaque point dans la compétence renforce les dégâts causés par ce piège. Son utilisation coûte alors plus de point de foi. Le monstre se retrouve ralentit à cause de sa blessure.</text:span></text:p>
        </text:list-item>
      </text:list>
      <text:list xml:id="list34121764" text:continue-list="list34114267" text:style-name="L6">
        <text:list-item text:start-value="1">
          <text:p text:style-name="P69">Aiguisage : <text:span text:style-name="T11">Cette amélioration augmente nettement les dégâts infligés par le piège.</text:span></text:p>
        </text:list-item>
      </text:list>
      <text:p text:style-name="Text_20_body"/>
      <text:p text:style-name="Text_20_body"/>
      <text:p text:style-name="P33">La voie de l'artificier</text:p>
      <text:list xml:id="list34119758" text:continue-list="list34134060" text:style-name="L5">
        <text:list-item text:start-value="1">
          <text:p text:style-name="P74">Dynamite : <text:span text:style-name="T10">Le pistolero fabrique un bâton de dynamite.</text:span></text:p>
        </text:list-item>
      </text:list>
      <text:list xml:id="list34121801" text:continue-list="list34121764" text:style-name="L6">
        <text:list-item text:start-value="1">
          <text:p text:style-name="P69">Concussion : <text:span text:style-name="T11">Cette amélioration permet de sonner les ennemis pris dans la zone d'effet.</text:span></text:p>
        </text:list-item>
        <text:list-item>
          <text:p text:style-name="P68"><text:span text:style-name="T7">Brisance</text:span><text:span text:style-name="T11"> : Les dégâts infligés sont augmentés. La valeur d'armure de l'adversaire est réduite.</text:span></text:p>
        </text:list-item>
      </text:list>
      <text:list xml:id="list34112734" text:continue-list="list34119758" text:style-name="L5">
        <text:list-item text:start-value="1">
          <text:p text:style-name="P74">Grenade incendiaire :</text:p>
        </text:list-item>
        <text:list-item>
          <text:p text:style-name="P74">Expert en explosifs : <text:span text:style-name="T10">Les dégats de tous les engins explosifs sont augmentés.</text:span></text:p>
        </text:list-item>
      </text:list>
      <text:list xml:id="list34111422" text:continue-list="list34121801" text:style-name="L6">
        <text:list-item text:start-value="1">
          <text:p text:style-name="P69">Shrapnels :<text:span text:style-name="T11"> La zone d'effet des explosifs est augmentée.</text:span></text:p>
        </text:list-item>
      </text:list>
      <text:list xml:id="list34132659" text:continue-list="list34112734" text:style-name="L5">
        <text:list-item text:start-value="1">
          <text:p text:style-name="P74">Munitions : <text:span text:style-name="T10">Le pistolero connait très bien l'art de fabriquer ses cartouches et ses balles. </text:span></text:p>
        </text:list-item>
      </text:list>
      <text:p text:style-name="P24"/>
      <text:p text:style-name="P24"/>
      <text:p text:style-name="P33">La voie du sharpshooter</text:p>
      <text:list xml:id="list34107079" text:continue-list="list34132659" text:style-name="L5">
        <text:list-item text:start-value="1">
          <text:p text:style-name="P74">Fanning :(Uniquement revolver) <text:span text:style-name="T10">Rafale de 2 à 12 coups suivant le niveau de la compétence.</text:span></text:p>
        </text:list-item>
      </text:list>
      <text:p text:style-name="Text_20_body"/>
      <text:list xml:id="list34110628" text:continue-list="list34107079" text:style-name="L5">
        <text:list-item text:start-value="1">
          <text:p text:style-name="P74">Pinning : <text:span text:style-name="T10">L'ennemi panique sous le feu et se met à fuir pendant un certain temps.</text:span></text:p>
        </text:list-item>
      </text:list>
      <text:list xml:id="list34114050" text:continue-list="list34111422" text:style-name="L6">
        <text:list-item text:start-value="1">
          <text:p text:style-name="P70"><text:span text:style-name="T5">Tétanisation :</text:span><text:span text:style-name="T10"> Les ennemis sont paralysés par la peur.</text:span></text:p>
        </text:list-item>
        <text:list-item>
          <text:p text:style-name="P71"><text:span text:style-name="T4">Ouverture</text:span> : Le pistolero en profite pour cibler les points faibles des armures adverses. </text:p>
        </text:list-item>
      </text:list>
      <text:p text:style-name="Text_20_body"/>
      <text:p text:style-name="P8"/>
      <text:h text:style-name="P96" text:outline-level="6">La courtisane</text:h>
      <text:p text:style-name="Text_20_body"/>
      <text:p text:style-name="P33">La voie de l'empoisonneuse</text:p>
      <text:p text:style-name="Text_20_body"/>
      <text:list xml:id="list34137480" text:continue-list="list34110628" text:style-name="L5">
        <text:list-item text:start-value="1">
          <text:p text:style-name="P74">Globe: <text:span text:style-name="T10">La courtisane lance la fiole de poison sur un ennemi.</text:span></text:p>
        </text:list-item>
      </text:list>
      <text:list xml:id="list34115265" text:continue-list="list34114050" text:style-name="L6">
        <text:list-item text:start-value="1">
          <text:p text:style-name="P68"><text:span text:style-name="T7">Nuage empoisonné</text:span> : <text:span text:style-name="T9">Un nuage toxique reste flotter sur la zone d'impact.</text:span></text:p>
        </text:list-item>
        <text:list-item>
          <text:p text:style-name="P68"><text:span text:style-name="T7">Corrosion</text:span><text:span text:style-name="T9"> : Le poison attaque l'armure de l'adversaire.</text:span></text:p>
        </text:list-item>
      </text:list>
      <text:list xml:id="list34130854" text:continue-list="list34137480" text:style-name="L5">
        <text:list-item text:start-value="1">
          <text:p text:style-name="P74">Lame empoisonnées : <text:span text:style-name="T10">La courtisane peut empoisonner ses lames.</text:span></text:p>
        </text:list-item>
      </text:list>
      <text:p text:style-name="Text_20_body"/>
      <text:p text:style-name="P33">La voie de l'assassin</text:p>
      <text:p text:style-name="P33"/>
      <text:list xml:id="list34105204" text:continue-list="list34130854" text:style-name="L5">
        <text:list-item text:start-value="1">
          <text:p text:style-name="P74">Dissimulation : <text:span text:style-name="T10">La courtisane échappe au regard de ses ennemis.</text:span></text:p>
        </text:list-item>
        <text:list-item>
          <text:p text:style-name="P72"><text:span text:style-name="T8">Coup critique</text:span><text:span text:style-name="T10"> : </text:span></text:p>
        </text:list-item>
      </text:list>
      <text:p text:style-name="Text_20_body"/>
      <text:p text:style-name="P33">La voie de la seductrice</text:p>
      <text:p text:style-name="Text_20_body"/>
      <text:list xml:id="list34105351" text:continue-list="list34105204" text:style-name="L5">
        <text:list-item text:start-value="1">
          <text:p text:style-name="P74">Charme : <text:span text:style-name="T10">La courtisane converti un ennemi à ses ordres.</text:span></text:p>
        </text:list-item>
      </text:list>
      <text:list xml:id="list34129931" text:continue-list="list34115265" text:style-name="L6">
        <text:list-item text:start-value="1">
          <text:p text:style-name="P68"><text:span text:style-name="T7">Forte mentalité</text:span><text:span text:style-name="T10"> : La courtisane peut prendre plusieurs adversaires sous ses ordres.</text:span></text:p>
        </text:list-item>
      </text:list>
      <text:p text:style-name="Text_20_body"/>
      <text:p text:style-name="P8"/>
      <text:h text:style-name="Heading_20_4" text:outline-level="4">L'équipement</text:h>
      <text:h text:style-name="Heading_20_5" text:outline-level="5">Les types d'objets et leurs caractéristiques</text:h>
      <text:p text:style-name="P30">Attention, les types de dégats tranchants/contondants et perforants ne sont plus utilisés !!!</text:p>
      <text:p text:style-name="Text_20_body"/>
      <text:list xml:id="list33329968" text:style-name="L7">
        <text:list-item>
          <text:p text:style-name="P52">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xml:id="list33328808" text:style-name="L8">
        <text:list-item>
          <text:p text:style-name="P53">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text:soft-page-break/>L'armure de plate est le summum de la protection avec une résistance incroyablement élevée aux dégâts tranchants, moyenne aux dégâts contondants et perforants.</text:p>
      <text:p text:style-name="Text_20_body"/>
      <text:list xml:id="list33318613" text:style-name="L9">
        <text:list-item>
          <text:p text:style-name="P54">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xml:id="list34122168" text:continue-list="list33318613" text:style-name="L9">
        <text:list-item text:start-value="1">
          <text:p text:style-name="P75">Les objets :</text:p>
        </text:list-item>
      </text:list>
      <text:p text:style-name="P23">Les objets constituent une classe qui se rapproche des miracles. En fait il s'agit des explosifs (pour le pistolero), des poisons (pour la courtisane), des pièges (pour le pistolero), ...</text:p>
      <text:p text:style-name="P23">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23">Les objets se placent en raccourcis sur le hud. Leur utilisation se fait au travers des touches F1/F2/F3/F4.</text:p>
      <text:p text:style-name="P23"/>
      <text:p text:style-name="P23"><draw:frame draw:style-name="fr3" draw:name="Image19" text:anchor-type="paragraph" svg:width="16cm" svg:height="2.559cm" draw:z-index="1"><draw:image xlink:href="Pictures/100002010000032000000080D86F8535.png" xlink:type="simple" xlink:show="embed" xlink:actuate="onLoad"/></draw:frame></text:p>
      <text:p text:style-name="Text_20_body"/>
      <text:p text:style-name="Text_20_body">Quand un objet tombe sur le sol, son nom reste indiqué à l'écran pendant un cours laps de temps afin de permettre au joueur de visualisé le loot. Pour ramasser les objets, il est toutefois nécessaire d'appuyer sur ALT.</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ext:soft-page-break/>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4">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5">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6">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3">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17">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18">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19">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4" draw:name="Image5" text:anchor-type="as-char" svg:width="0.847cm" svg:height="2.54cm" draw:z-index="20"><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4" draw:name="Image6" text:anchor-type="as-char" svg:width="0.847cm" svg:height="3.387cm" draw:z-index="21"><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text:p>
            <text:p text:style-name="Table_20_Contents"/>
            <text:p text:style-name="Table_20_Contents">Force : 40</text:p>
            <text:p text:style-name="Table_20_Contents">Dex : 20</text:p>
          </table:table-cell>
        </table:table-row>
        <text:soft-page-break/>
        <table:table-row table:style-name="Tableau18.4">
          <table:table-cell table:style-name="Tableau18.A2" office:value-type="string">
            <text:p text:style-name="Table_20_Contents"/>
          </table:table-cell>
          <table:table-cell table:style-name="Tableau18.A2" office:value-type="string">
            <text:p text:style-name="P21">Epée longue unique</text:p>
          </table:table-cell>
          <table:table-cell table:style-name="Tableau18.A2" office:value-type="string">
            <text:p text:style-name="Table_20_Contents"><draw:frame draw:style-name="fr4" draw:name="images9" text:anchor-type="as-char" svg:width="0.847cm" svg:height="3.387cm" draw:z-index="28"><draw:image xlink:href="Pictures/1000020100000020000000806227479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6">
          <table:table-cell table:style-name="Tableau18.A2" office:value-type="string">
            <text:p text:style-name="Table_20_Contents"/>
          </table:table-cell>
          <table:table-cell table:style-name="Tableau18.A2" office:value-type="string">
            <text:p text:style-name="P21">Tueuse divine</text:p>
          </table:table-cell>
          <table:table-cell table:style-name="Tableau18.A2" office:value-type="string">
            <text:p text:style-name="Table_20_Contents"><draw:frame draw:style-name="fr5" draw:name="Image8" text:anchor-type="as-char" svg:width="0.847cm" svg:height="2.54cm" draw:z-index="29"><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Deg : 10-15</text:p>
            <text:p text:style-name="Table_20_Contents"/>
            <text:p text:style-name="Table_20_Contents">PDB : 25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7" office:value-type="string">
            <text:p text:style-name="Table_20_Contents"/>
          </table:table-cell>
          <table:table-cell table:style-name="Tableau18.A2" office:value-type="string">
            <text:p text:style-name="P22">Masse à ailettes</text:p>
          </table:table-cell>
          <table:table-cell table:style-name="Tableau18.A2" office:value-type="string">
            <text:p text:style-name="Table_20_Contents"><draw:frame draw:style-name="fr4" draw:name="images10" text:anchor-type="as-char" svg:width="0.847cm" svg:height="2.54cm" draw:z-index="30"><draw:image xlink:href="Pictures/100002010000002000000060691D565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1">Masse unique</text:p>
          </table:table-cell>
          <table:table-cell table:style-name="Tableau18.A2" office:value-type="string">
            <text:p text:style-name="Table_20_Contents"><draw:frame draw:style-name="fr4" draw:name="images11" text:anchor-type="as-char" svg:width="0.847cm" svg:height="2.54cm" draw:z-index="39"><draw:image xlink:href="Pictures/100002010000002000000060D668E9A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Hache de bucheron</text:p>
          </table:table-cell>
          <table:table-cell table:style-name="Tableau18.A2" office:value-type="string">
            <text:p text:style-name="Table_20_Contents"><draw:frame draw:style-name="fr4" draw:name="images12" text:anchor-type="as-char" svg:width="1.693cm" svg:height="4.233cm" draw:z-index="40"><draw:image xlink:href="Pictures/1000020100000040000000A0F79B843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4" draw:name="Image7" text:anchor-type="as-char" svg:width="1.693cm" svg:height="4.233cm" draw:z-index="37"><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Masse de boucher</text:p>
          </table:table-cell>
          <table:table-cell table:style-name="Tableau18.A2" office:value-type="string">
            <text:p text:style-name="Table_20_Contents"><draw:frame draw:style-name="fr4" draw:name="images13" text:anchor-type="as-char" svg:width="1.693cm" svg:height="4.233cm" draw:z-index="38"><draw:image xlink:href="Pictures/1000020100000040000000A052518C2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4">
          <table:table-cell table:style-name="Tableau18.A2" office:value-type="string">
            <text:p text:style-name="Table_20_Contents"/>
          </table:table-cell>
          <table:table-cell table:style-name="Tableau18.A2" office:value-type="string">
            <text:p text:style-name="P21">Katzbalger : « L'étripeur de chat »</text:p>
          </table:table-cell>
          <table:table-cell table:style-name="Tableau18.A2" office:value-type="string">
            <text:p text:style-name="Table_20_Contents"><draw:frame draw:style-name="fr4" draw:name="Image9" text:anchor-type="as-char" svg:width="1.693cm" svg:height="4.233cm" draw:z-index="41"><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text:p>
            <text:p text:style-name="Table_20_Contents"/>
            <text:p text:style-name="Table_20_Contents">Force : 80</text:p>
            <text:p text:style-name="Table_20_Contents">Dex : 40</text:p>
            <text:p text:style-name="Table_20_Contents"/>
            <text:p text:style-name="Table_20_Contents">+5 Dex</text:p>
            <text:p text:style-name="Table_20_Contents">+1 à coup puissant</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5" draw:name="Image4" text:anchor-type="as-char" svg:width="0.847cm" svg:height="1.693cm" draw:z-index="42"><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text:p>
            <text:p text:style-name="Table_20_Contents"/>
            <text:p text:style-name="Table_20_Contents">Force : 10</text:p>
            <text:p text:style-name="Table_20_Contents">Dex : 25</text:p>
          </table:table-cell>
        </table:table-row>
        <table:table-row table:style-name="Tableau18.17">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5" draw:name="Image20" text:anchor-type="as-char" svg:width="0.847cm" svg:height="1.693cm" draw:z-index="43"><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Deg : 2-6</text:p>
            <text:p text:style-name="Table_20_Contents"/>
            <text:p text:style-name="Table_20_Contents">PDB : 15</text:p>
            <text:p text:style-name="Table_20_Contents"/>
            <text:p text:style-name="Table_20_Contents">Force : 15</text:p>
            <text:p text:style-name="Table_20_Contents">Dex : 30</text:p>
          </table:table-cell>
        </table:table-row>
        <text:soft-page-break/>
        <table:table-row table:style-name="Tableau18.17">
          <table:table-cell table:style-name="Tableau18.A2" office:value-type="string">
            <text:p text:style-name="Table_20_Contents"/>
          </table:table-cell>
          <table:table-cell table:style-name="Tableau18.A2" office:value-type="string">
            <text:p text:style-name="Table_20_Contents">Couperet</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9">
          <table:table-cell table:style-name="Tableau18.A2" office:value-type="string">
            <text:p text:style-name="Table_20_Contents"/>
          </table:table-cell>
          <table:table-cell table:style-name="Tableau18.A2" office:value-type="string">
            <text:p text:style-name="P21">Scarificateur</text:p>
            <text:p text:style-name="Table_20_Contents"/>
          </table:table-cell>
          <table:table-cell table:style-name="Tableau18.A2" office:value-type="string">
            <text:p text:style-name="Table_20_Contents"><draw:frame draw:style-name="fr4" draw:name="Image21" text:anchor-type="as-char" svg:width="0.847cm" svg:height="1.693cm" draw:z-index="15"><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21">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4" draw:name="Image22" text:anchor-type="as-char" svg:width="1.693cm" svg:height="2.54cm" draw:z-index="16"><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text:p>
            <text:p text:style-name="Table_20_Contents"/>
            <text:p text:style-name="Table_20_Contents">Force : 25</text:p>
          </table:table-cell>
        </table:table-row>
        <table:table-row table:style-name="Tableau18.22">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4" draw:name="Image23" text:anchor-type="as-char" svg:width="1.693cm" svg:height="2.54cm" draw:z-index="17"><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Arm : 40-60</text:p>
            <text:p text:style-name="Table_20_Contents"/>
            <text:p text:style-name="Table_20_Contents">PDB : 250</text:p>
            <text:p text:style-name="Table_20_Contents"/>
            <text:p text:style-name="Table_20_Contents">Force : 60</text:p>
          </table:table-cell>
        </table:table-row>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Os</text:p>
          </table:table-cell>
          <table:table-cell table:style-name="Tableau18.A2" office:value-type="string">
            <text:p text:style-name="Table_20_Contents"/>
          </table:table-cell>
          <table:table-cell table:style-name="Tableau18.A2" office:value-type="string">
            <text:p text:style-name="Table_20_Contents">Armure aux gouts douteux, elle ne <text:soft-page-break/>s'obtient que par le craft. Il s'agit d'une armure de cuir dont les renforts sont constitués d'o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Version plus rigide de la cotte de maille, elle s'inspire de la peau des reptiles.</text:p>
          </table:table-cell>
          <table:table-cell table:style-name="Tableau18.E2" office:value-type="string">
            <text:p text:style-name="Table_20_Contents">Arm : 55-80</text:p>
            <text:p text:style-name="Table_20_Contents"/>
            <text:p text:style-name="Table_20_Contents">PDB : 4500</text:p>
            <text:p text:style-name="Table_20_Contents"/>
            <text:p text:style-name="Table_20_Contents">Force : 80</text:p>
          </table:table-cell>
        </table:table-row>
        <table:table-row>
          <table:table-cell table:style-name="Tableau18.A2" office:value-type="string">
            <text:p text:style-name="Table_20_Contents"/>
          </table:table-cell>
          <table:table-cell table:style-name="Tableau18.A2" office:value-type="string">
            <text:p text:style-name="P21">Armure barbare (maille unique)</text:p>
          </table:table-cell>
          <table:table-cell table:style-name="Tableau18.A2" office:value-type="string">
            <text:p text:style-name="Table_20_Contents"><draw:frame draw:style-name="fr4" draw:name="images8" text:anchor-type="as-char" svg:width="1.693cm" svg:height="2.54cm" draw:z-index="19"><draw:image xlink:href="Pictures/1000020100000040000000609DA9219E.png" xlink:type="simple" xlink:show="embed" xlink:actuate="onLoad"/></draw:frame></text:p>
          </table:table-cell>
          <table:table-cell table:style-name="Tableau18.A2" office:value-type="string">
            <text:p text:style-name="Table_20_Contents">Objet de set réservé au Croisé.</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Robe de bure</text:p>
          </table:table-cell>
          <table:table-cell table:style-name="Tableau18.A2" office:value-type="string">
            <text:p text:style-name="Table_20_Contents"><draw:frame draw:style-name="fr4" draw:name="images7" text:anchor-type="as-char" svg:width="1.693cm" svg:height="2.54cm" draw:z-index="22"><draw:image xlink:href="Pictures/1000020100000040000000609E6641C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1">Robe unique(set 1)</text:p>
          </table:table-cell>
          <table:table-cell table:style-name="Tableau18.A2" office:value-type="string">
            <text:p text:style-name="Table_20_Contents"><draw:frame draw:style-name="fr4" draw:name="images6" text:anchor-type="as-char" svg:width="1.693cm" svg:height="2.54cm" draw:z-index="23"><draw:image xlink:href="Pictures/100002010000004000000060C9FADCFB.png" xlink:type="simple" xlink:show="embed" xlink:actuate="onLoad"/></draw:frame></text:p>
          </table:table-cell>
          <table:table-cell table:style-name="Tableau18.A2" office:value-type="string">
            <text:p text:style-name="Table_20_Contents">Objet de set courtisane</text:p>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5" draw:name="Image30" text:anchor-type="as-char" svg:width="2.54cm" svg:height="2.54cm" draw:z-index="31"><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25</text:p>
            <text:p text:style-name="Table_20_Contents"/>
            <text:p text:style-name="Table_20_Contents">PDB:</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4" draw:name="Image31" text:anchor-type="as-char" svg:width="2.54cm" svg:height="2.54cm" draw:z-index="34"><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30-60</text:p>
            <text:p text:style-name="Table_20_Contents"/>
            <text:p text:style-name="Table_20_Contents">PDB:</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P21">Damnation d'Harold</text:p>
            <text:p text:style-name="P21"/>
          </table:table-cell>
          <table:table-cell table:style-name="Tableau18.A2" office:value-type="string">
            <text:p text:style-name="Table_20_Contents"><draw:frame draw:style-name="fr4" draw:name="Image32" text:anchor-type="as-char" svg:width="2.54cm" svg:height="2.54cm" draw:z-index="35"><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75</text:p>
            <text:p text:style-name="Table_20_Contents"/>
            <text:p text:style-name="Table_20_Contents">PDB:</text:p>
            <text:p text:style-name="Table_20_Contents"/>
            <text:p text:style-name="Table_20_Contents">Force : 55</text:p>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draw:frame draw:style-name="fr5" draw:name="Image34" text:anchor-type="as-char" svg:width="1.693cm" svg:height="1.693cm" draw:z-index="36"><draw:image xlink:href="Pictures/1000020100000040000000400E92957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5" draw:name="Image24" text:anchor-type="as-char" svg:width="1.693cm" svg:height="1.693cm" draw:z-index="44"><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draw:frame draw:style-name="fr4" draw:name="Image35" text:anchor-type="as-char" svg:width="1.693cm" svg:height="1.693cm" draw:z-index="45"><draw:image xlink:href="Pictures/1000020100000040000000405F0D73C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text:p>
            <text:p text:style-name="Table_20_Contents"/>
            <text:p text:style-name="Table_20_Contents">Force : 50</text:p>
          </table:table-cell>
        </table:table-row>
        <table:table-row>
          <table:table-cell table:style-name="Tableau18.A2" office:value-type="string">
            <text:p text:style-name="Table_20_Contents"/>
          </table:table-cell>
          <table:table-cell table:style-name="Tableau18.A2" office:value-type="string">
            <text:p text:style-name="P21">Tiare unique (set 1)</text:p>
          </table:table-cell>
          <table:table-cell table:style-name="Tableau18.A2" office:value-type="string">
            <text:p text:style-name="Table_20_Contents"><draw:frame draw:style-name="fr4" draw:name="Image36" text:anchor-type="as-char" svg:width="1.693cm" svg:height="1.693cm" draw:z-index="46"><draw:image xlink:href="Pictures/10000201000000400000004062C90E04.png" xlink:type="simple" xlink:show="embed" xlink:actuate="onLoad"/></draw:frame></text:p>
          </table:table-cell>
          <table:table-cell table:style-name="Tableau18.A2" office:value-type="string">
            <text:p text:style-name="Table_20_Contents">Objet de set réservé à la courtisane.</text:p>
          </table:table-cell>
          <table:table-cell table:style-name="Tableau18.E2" office:value-type="string">
            <text:p text:style-name="Table_20_Contents">Arm : 25</text:p>
            <text:p text:style-name="Table_20_Contents"/>
            <text:p text:style-name="Table_20_Contents">PDB : 2500</text:p>
            <text:p text:style-name="Table_20_Contents"/>
            <text:p text:style-name="Table_20_Contents">Charisme : 40</text:p>
            <text:p text:style-name="Table_20_Contents"/>
            <text:p text:style-name="Table_20_Contents">Char + 10</text:p>
            <text:p text:style-name="Table_20_Contents">+1 à charme</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5" draw:name="Image28" text:anchor-type="as-char" svg:width="1.693cm" svg:height="1.693cm" draw:z-index="47"><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s en cuir clouté</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10-20</text:p>
            <text:p text:style-name="Table_20_Contents"/>
            <text:p text:style-name="Table_20_Contents">PDB : </text:p>
          </table:table-cell>
        </table:table-row>
        <table:table-row>
          <table:table-cell table:style-name="Tableau18.A2" office:value-type="string">
            <text:p text:style-name="Table_20_Contents"/>
          </table:table-cell>
          <table:table-cell table:style-name="Tableau18.A2" office:value-type="string">
            <text:p text:style-name="P21">Botte unique</text:p>
          </table:table-cell>
          <table:table-cell table:style-name="Tableau18.A2" office:value-type="string">
            <text:p text:style-name="Table_20_Contents"><draw:frame draw:style-name="fr5" draw:name="Image29" text:anchor-type="as-char" svg:width="1.693cm" svg:height="1.693cm" draw:z-index="48"><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0</text:p>
            <text:p text:style-name="Table_20_Contents"/>
            <text:p text:style-name="Table_20_Contents">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5" draw:name="Image25" text:anchor-type="as-char" svg:width="1.693cm" svg:height="1.693cm" draw:z-index="49"><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text:soft-page-break/>Force : 25</text:p>
          </table:table-cell>
        </table:table-row>
        <table:table-row>
          <table:table-cell table:style-name="Tableau18.A2" office:value-type="string">
            <text:p text:style-name="Table_20_Contents"/>
          </table:table-cell>
          <table:table-cell table:style-name="Tableau18.A2" office:value-type="string">
            <text:p text:style-name="Table_20_Contents">Gants de cuir renforcés</text:p>
          </table:table-cell>
          <table:table-cell table:style-name="Tableau18.A2" office:value-type="string">
            <text:p text:style-name="Table_20_Contents"><draw:frame draw:style-name="fr5" draw:name="Image37" text:anchor-type="as-char" svg:width="1.693cm" svg:height="1.693cm" draw:z-index="50"><draw:image xlink:href="Pictures/100002010000004000000040CB6DB9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0</text:p>
            <text:p text:style-name="Table_20_Contents"/>
            <text:p text:style-name="Table_20_Contents">PDB : 5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Gants de demi-plate</text:p>
          </table:table-cell>
          <table:table-cell table:style-name="Tableau18.A2" office:value-type="string">
            <text:p text:style-name="Table_20_Contents"><draw:frame draw:style-name="fr5" draw:name="Image38" text:anchor-type="as-char" svg:width="1.693cm" svg:height="1.693cm" draw:z-index="24"><draw:image xlink:href="Pictures/100002010000004000000040D4744B3E.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5</text:p>
            <text:p text:style-name="Table_20_Contents"/>
            <text:p text:style-name="Table_20_Contents">Force : 5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5" draw:name="Image26" text:anchor-type="as-char" svg:width="0.847cm" svg:height="0.847cm" draw:z-index="25"><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5" draw:name="Image27" text:anchor-type="as-char" svg:width="0.847cm" svg:height="0.847cm" draw:z-index="26"><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20</text:p>
          </table:table-cell>
        </table:table-row>
        <table:table-row>
          <table:table-cell table:style-name="Tableau18.A2" office:value-type="string">
            <text:p text:style-name="Table_20_Contents"/>
          </table:table-cell>
          <table:table-cell table:style-name="Tableau18.A2" office:value-type="string">
            <text:p text:style-name="P21">Cristal de quartz (set 1)</text:p>
          </table:table-cell>
          <table:table-cell table:style-name="Tableau18.A2" office:value-type="string">
            <text:p text:style-name="Table_20_Contents"/>
          </table:table-cell>
          <table:table-cell table:style-name="Tableau18.A2" office:value-type="string">
            <text:p text:style-name="Table_20_Contents">Objet de set courtisane</text:p>
          </table:table-cell>
          <table:table-cell table:style-name="Tableau18.E2" office:value-type="string">
            <text:p text:style-name="Table_20_Contents">PDB : 1000</text:p>
            <text:p text:style-name="Table_20_Contents"/>
            <text:p text:style-name="Table_20_Contents">CH : 35</text:p>
            <text:p text:style-name="Table_20_Contents"/>
            <text:p text:style-name="Table_20_Contents">Char: + 5</text:p>
            <text:p text:style-name="Table_20_Contents">Dex : +5</text:p>
            <text:p text:style-name="Table_20_Contents"/>
            <text:p text:style-name="Table_20_Contents">Protection contre le mal + 1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Interactivité entre le monde et les personnages</text:h>
      <text:p text:style-name="Text_20_body"/>
      <text:p text:style-name="Text_20_body">Les maps sont remplies d'éléments pouvant entrer en interaction avec le joueur.</text:p>
      <text:p text:style-name="Text_20_body">Cela va du simple interrupteur ouvrant des portes jusqu'aux pièges infâmes pouvant se retourner contre le joueur.</text:p>
      <text:p text:style-name="Text_20_body">En voici quelques exemples :</text:p>
      <text:list xml:id="list33311006" text:style-name="L10">
        <text:list-item>
          <text:p text:style-name="P55"><text:soft-page-break/>Mur destructibles : le héros peut détruire certains murs révélant alors des passages secrets ou des salles au trésor comblées. (le mur se désintègre en soulevant un nuage de poussière et en projetant des pierres aux alentours)</text:p>
        </text:list-item>
        <text:list-item>
          <text:p text:style-name="P55">Les tumulus (donjons secondaires n'ayant pas de lien direct avec la quête principale) : si le héros se décide à piller la chambre au trésor, son ancien propriétaire se réveille avec ses servants pour punir les pillards.</text:p>
        </text:list-item>
        <text:list-item>
          <text:p text:style-name="P55">Flaques d'huiles : elles peuvent être enflammées par une explosion ou une arme enflammée. Elles brûlent continuellement, d'où il est nécessaire de bien penser sa tactique avant de tout faire péter.</text:p>
        </text:list-item>
        <text:list-item>
          <text:p text:style-name="P55">Levier permettant le déblocage de porte/passage secret.</text:p>
        </text:list-item>
      </text:list>
      <text:p text:style-name="Text_20_body"/>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Les recettes de craft peuvent se présenter sous deux formes :</text:p>
      <text:p text:style-name="Standard"/>
      <text:list xml:id="list33342176" text:style-name="L11">
        <text:list-item>
          <text:p text:style-name="P47">Les gravures, qui autorisent un nombre infini de craft.</text:p>
        </text:list-item>
        <text:list-item>
          <text:p text:style-name="P47">Les parchemins dégradés qui ne peuvent servir qu'une seule fois.</text:p>
        </text:list-item>
      </text:list>
      <text:p text:style-name="Standard"/>
      <text:p text:style-name="Standard"/>
      <text:p text:style-name="Standard">Il est aussi possible de trouver des plans de constructs, appelés « golem ». Ceux-ci sont des compagnons (objets animés) qui aident le joueur tel des mercenaires. Mais ce qui ne se paye pas en or, se paie en âme. En effet, pour pouvoir l'animer, le joueur doit lui insuffler une partie des points d'âme qu'il a récupéré en tuant ses ennemis.</text:p>
      <text:p text:style-name="Standard"/>
      <text:p text:style-name="Standard">Une fois le golem fabriqué, il se retrouve dans l'inventaire du joueur comme un simple objet qui peut être vendu ou échangé. Pour pouvoir l'utiliser, il faut l'animer avec la litanie correspondante. Cette litanie requière un certain niveau du joueur (ce qui évite qu'un joueur de bas niveau puisse invoquer un golem de niveau plus puissant qu'il aurait échangé à un joueur de haut niveau) et une fois l'invocation terminée, le golem est définitivement lié à son créateur (normal puisque le golem dépend en partie de l'âme du personnage) et ne peut plus <text:soft-page-break/>être vendu. Il ne se trouve plus dans l'inventaire mais est au contraire considéré comme une entité.</text:p>
      <text:p text:style-name="Standard"/>
      <text:p text:style-name="Standard">Le golem étant un objet rare, il ne peut être trouvé chez les marchands. Par contre, rien n'empêche qu'un marchand « rare » puisse vendre un parchemin de fabrication de golem.</text:p>
      <text:p text:style-name="Standard"/>
      <text:p text:style-name="Standard">Pour la fabrication, deux possibilités sont actuellement envisagées :</text:p>
      <text:p text:style-name="Standard"/>
      <text:p text:style-name="Standard">-Le golem est entièrement personnalisable, tel un personnage joueur. C'est-à-dire que l'on peut choisir son corps, sa tête, ses armes, ... Ce qui autorise plus de combinaison de golem et permet la création et l'échange de pièces de golem (par exemple, tête de golem de fer, bras épée de golem d'os,...). Ces pièces influenceraient alors le type de golem dont il s'agit. (Comme dans Divinity 2 avec la créature) Ainsi, un bras épée et griffe ferait un golem d'attaque, un bras bouclier et lame ferait un golem de défense, un bras avec arme à distance ferait un golem tireur.</text:p>
      <text:p text:style-name="Standard"/>
      <text:p text:style-name="Standard">-Le golem n'est pas personnalisable. Tout le golem est réalisé en un seul parchemin. L'avantage vient alors du fait que l'on peut faire différent golem qui n'ont rien en commun (humanoide, quadripède, errant, volant, ...). Ce qui n'empeche pas de pouvoir avoir des golems de types attaque/défense/tir tout fait.</text:p>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son parchemin d'incantations/prières (appelés litanie). Certains objets unique nécessitent d'abord d'être crafté et puis béni de façon a révéler pleinement leurs capacités.</text:p>
      <text:p text:style-name="Standard">La bénédiction peut se faire chez un prêtre ou par soi-même, mais elle nécessite une certain niveau de piété. Le prêtre peut aussi vous vendre de l'eau bénite. <text:s/></text:p>
      <text:p text:style-name="Standard"/>
      <text:p text:style-name="Standard">Il existe des litanies d'animation, utilisées uniquement pour l'activation des golem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Standard"/>
      <text:h text:style-name="P95" text:outline-level="5">Tableau des objets de crafts : les matériaux</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draw:frame draw:style-name="fr4" draw:name="images16" text:anchor-type="as-char" svg:width="0.847cm" svg:height="0.847cm" draw:z-index="51"><draw:image xlink:href="Pictures/100002010000002000000020D3C8666E.png" xlink:type="simple" xlink:show="embed" xlink:actuate="onLoad"/></draw:frame></text:p>
          </table:table-cell>
          <table:table-cell table:style-name="Tableau20.C2" office:value-type="string">
            <text:p text:style-name="Table_20_Contents">Sert à la fabrication de la plupart des armes et armures</text:p>
          </table:table-cell>
        </table:table-row>
        <table:table-row>
          <table:table-cell table:style-name="Tableau20.A2" office:value-type="string">
            <text:p text:style-name="Table_20_Contents">Minerai de cuivre</text:p>
          </table:table-cell>
          <table:table-cell table:style-name="Tableau20.A2" office:value-type="string">
            <text:p text:style-name="Table_20_Contents"><draw:frame draw:style-name="fr4" draw:name="images15" text:anchor-type="as-char" svg:width="0.847cm" svg:height="0.847cm" draw:z-index="52"><draw:image xlink:href="Pictures/100002010000002000000020C3389D53.png" xlink:type="simple" xlink:show="embed" xlink:actuate="onLoad"/></draw:frame></text:p>
          </table:table-cell>
          <table:table-cell table:style-name="Tableau20.C2" office:value-type="string">
            <text:p text:style-name="Table_20_Contents">Sert a la fabrication des décorations et de certaines reliques</text:p>
          </table:table-cell>
        </table:table-row>
        <table:table-row>
          <table:table-cell table:style-name="Tableau20.A2" office:value-type="string">
            <text:p text:style-name="Table_20_Contents">Minerai d'or</text:p>
          </table:table-cell>
          <table:table-cell table:style-name="Tableau20.A2" office:value-type="string">
            <text:p text:style-name="Table_20_Contents"/>
          </table:table-cell>
          <table:table-cell table:style-name="Tableau20.C2" office:value-type="string">
            <text:p text:style-name="Table_20_Contents">Très recherché, il peut être vendu ou utiliser dans la <text:soft-page-break/>fabrication des coffrets à reliques et bijoux.</text:p>
          </table:table-cell>
        </table:table-row>
        <table:table-row>
          <table:table-cell table:style-name="Tableau20.A2" office:value-type="string">
            <text:p text:style-name="Table_20_Contents">Vitallium</text:p>
          </table:table-cell>
          <table:table-cell table:style-name="Tableau20.A2" office:value-type="string">
            <text:p text:style-name="Table_20_Contents"/>
          </table:table-cell>
          <table:table-cell table:style-name="Tableau20.C2" office:value-type="string">
            <text:p text:style-name="Table_20_Contents">Métal rare permettant la fabrication d'armure résistante au feu.</text:p>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ê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orn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Rubis</text:p>
          </table:table-cell>
          <table:table-cell table:style-name="Tableau20.A2" office:value-type="string">
            <text:p text:style-name="Table_20_Contents"><draw:frame draw:style-name="fr4" draw:name="images17" text:anchor-type="as-char" svg:width="0.847cm" svg:height="0.847cm" draw:z-index="53"><draw:image xlink:href="Pictures/10000201000000200000002056ADA161.png" xlink:type="simple" xlink:show="embed" xlink:actuate="onLoad"/></draw:frame></text:p>
          </table:table-cell>
          <table:table-cell table:style-name="Tableau20.C2" office:value-type="string">
            <text:p text:style-name="Table_20_Contents">Pierre précieuse rare et décorative. Pour les objets particuliers et les reliques. Il peut aussi être vendu a un bon prix.</text:p>
          </table:table-cell>
        </table:table-row>
        <table:table-row>
          <table:table-cell table:style-name="Tableau20.A2" office:value-type="string">
            <text:p text:style-name="Table_20_Contents">Emeraud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Parchemin de craft</text:p>
          </table:table-cell>
          <table:table-cell table:style-name="Tableau20.A2" office:value-type="string">
            <text:p text:style-name="Table_20_Contents"><draw:frame draw:style-name="fr4" draw:name="images18" text:anchor-type="as-char" svg:width="1.693cm" svg:height="1.693cm" draw:z-index="54"><draw:image xlink:href="Pictures/100002010000004000000040652FB56B.png" xlink:type="simple" xlink:show="embed" xlink:actuate="onLoad"/></draw:frame></text:p>
          </table:table-cell>
          <table:table-cell table:style-name="Tableau20.C2" office:value-type="string">
            <text:p text:style-name="Table_20_Contents">Les parchemins de craft ne servent qu'une seule fois.</text:p>
          </table:table-cell>
        </table:table-row>
        <table:table-row>
          <table:table-cell table:style-name="Tableau20.A2" office:value-type="string">
            <text:p text:style-name="Table_20_Contents">Livre de craft</text:p>
          </table:table-cell>
          <table:table-cell table:style-name="Tableau20.A2" office:value-type="string">
            <text:p text:style-name="Table_20_Contents"><draw:frame draw:style-name="fr4" draw:name="images19" text:anchor-type="as-char" svg:width="1.693cm" svg:height="1.693cm" draw:z-index="55"><draw:image xlink:href="Pictures/100002010000004000000040EA18FC3B.png" xlink:type="simple" xlink:show="embed" xlink:actuate="onLoad"/></draw:frame></text:p>
          </table:table-cell>
          <table:table-cell table:style-name="Tableau20.C2" office:value-type="string">
            <text:p text:style-name="Table_20_Contents">Les livres de craft permettent de refaire la même recette autant de fois que nécessaire.</text:p>
          </table:table-cell>
        </table:table-row>
      </table:table>
      <text:p text:style-name="Standard"/>
      <text:h text:style-name="P95" text:outline-level="5">Tableau des objets de crafts : les objets craftables</text:h>
      <table:table table:name="Tableau6" table:style-name="Tableau6">
        <table:table-column table:style-name="Tableau6.A"/>
        <table:table-column table:style-name="Tableau6.B"/>
        <table:table-column table:style-name="Tableau6.C"/>
        <table:table-row>
          <table:table-cell table:style-name="Tableau6.A1" office:value-type="string">
            <text:p text:style-name="P14">Nom</text:p>
          </table:table-cell>
          <table:table-cell table:style-name="Tableau6.A1" office:value-type="string">
            <text:p text:style-name="P14">Pièces nécessaires</text:p>
          </table:table-cell>
          <table:table-cell table:style-name="Tableau6.C1" office:value-type="string">
            <text:p text:style-name="Table_20_Contents"/>
          </table:table-cell>
        </table:table-row>
        <table:table-row>
          <table:table-cell table:style-name="Tableau6.A2" office:value-type="string">
            <text:p text:style-name="Table_20_Contents">Barbute à corne</text:p>
          </table:table-cell>
          <table:table-cell table:style-name="Tableau6.A2" office:value-type="string">
            <text:p text:style-name="Table_20_Contents"/>
          </table:table-cell>
          <table:table-cell table:style-name="Tableau6.C2" office:value-type="string">
            <text:p text:style-name="Table_20_Contents"><draw:frame draw:style-name="fr4" draw:name="images14" text:anchor-type="as-char" svg:width="1.693cm" svg:height="1.693cm" draw:z-index="18"><draw:image xlink:href="Pictures/1000020100000040000000406CF19BFB.png" xlink:type="simple" xlink:show="embed" xlink:actuate="onLoad"/></draw:frame></text:p>
          </table:table-cell>
        </table:table-row>
        <table:table-row>
          <table:table-cell table:style-name="Tableau6.A2" office:value-type="string">
            <text:p text:style-name="Table_20_Contents">Tiare </text:p>
          </table:table-cell>
          <table:table-cell table:style-name="Tableau6.A2" office:value-type="string">
            <text:p text:style-name="Table_20_Contents"/>
          </table:table-cell>
          <table:table-cell table:style-name="Tableau6.C2" office:value-type="string">
            <text:p text:style-name="Table_20_Contents"><draw:frame draw:style-name="fr4" draw:name="images20" text:anchor-type="as-char" svg:width="1.693cm" svg:height="1.693cm" draw:z-index="56"><draw:image xlink:href="Pictures/10000201000000400000004062C90E04.png" xlink:type="simple" xlink:show="embed" xlink:actuate="onLoad"/></draw:frame></text:p>
          </table:table-cell>
        </table:table-row>
      </table:table>
      <text:p text:style-name="Standard"/>
      <text:p text:style-name="Standard"/>
      <text:h text:style-name="P86" text:outline-level="3">Les évangiles</text:h>
      <text:p text:style-name="P1"/>
      <text:p text:style-name="P3"><text:soft-page-break/>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abbaye et les catacombes ancestrales</text:p>
      <text:p text:style-name="Text_20_body">Le héros débarque dans l'abbaye de l'abbé chkamel. Il doit alors passer par les catacombes afin de remonter jusque dans les cryptes de l'église de la ville.</text:p>
      <text:p text:style-name="Text_20_body"/>
      <text:p text:style-name="Text_20_body">« 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des marchands rescapés et la plupart des PNJ.</text:p>
      <text:p text:style-name="Text_20_body">L'empereur s'est barricadé dans son palais d'où il dirige les exactions commises par ses milices.</text:p>
      <text:p text:style-name="Text_20_body"/>
      <text:p text:style-name="Text_20_body">Verset 3 : Terres Agraires</text:p>
      <text:p text:style-name="Text_20_body">Après avoir démasqué Bélial possédant l'empereur, celui-ci s'enfuit pour rejoindre ses légions infernales postées au cœur des montagnes. Le joueur part alors à sa poursuite, traversant les terres agraires maintenant ravagées ou laissées à l'abandon depuis trop longtemps.</text:p>
      <text:p text:style-name="Text_20_body"/>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text:soft-page-break/>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Les quêtes</text:h>
      <text:list xml:id="list33329729" text:style-name="L12">
        <text:list-item>
          <text:p text:style-name="P56">L'église </text:p>
        </text:list-item>
      </text:list>
      <text:p text:style-name="Text_20_body">Donnée par l'abbé Chkammel. L'abbé est sûr que des forces maléfiques sont à l'œuvre dans la crypte de l'église. Il demande donc au héro de passer par les anciennes catacombes et de détruire la source du mal. </text:p>
      <text:list xml:id="list33313903" text:style-name="L13">
        <text:list-item>
          <text:p text:style-name="P57">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xml:id="list34130699" text:continue-numbering="true" text:style-name="L13">
        <text:list-item>
          <text:p text:style-name="P79">La défense du monastère</text:p>
        </text:list-item>
      </text:list>
      <text:p text:style-name="P25">Après la fuite de Bélial, celui-ci décide de lancer ses forces à l'assaut du monastère pour entraver l'avance du héros. A lui d'agir et de résister aux vagues infernales avec l'appui des troupes saines d'esprit.</text:p>
      <text:list xml:id="list34108529" text:continue-numbering="true" text:style-name="L13">
        <text:list-item>
          <text:p text:style-name="P79">La récupération de la vierge marie</text:p>
        </text:list-item>
      </text:list>
      <text:p text:style-name="P25">Pour pouvoir activer une potale, le joueur doit récupérer la statuette volée.</text:p>
      <text:list xml:id="list34109391" text:continue-numbering="true" text:style-name="L13">
        <text:list-item>
          <text:p text:style-name="P79">Defense du paradis (parfois en secondaire)</text:p>
        </text:list-item>
      </text:list>
      <text:p text:style-name="P23">Le héros prend sa forme d'ange en retournant au paradis. (Il ne peut avoir accès à son inventaire resté sur terre). Par contre, sa vie et sa foi se regenerent rapidement. Il a accès à certaines compétences propres aux anges.</text:p>
      <text:p text:style-name="P23"/>
      <text:list xml:id="list34128130" text:continue-numbering="true" text:style-name="L13">
        <text:list-item>
          <text:p text:style-name="P79">Incursion en enfer (parfois en secondaire)</text:p>
        </text:list-item>
      </text:list>
      <text:p text:style-name="P23">Le héros passe par l'une des portes infernales pour se rendre en enfer et remplir un objectif précis (recouverte d'un objet particulier, destruction d'un boss, ...)</text:p>
      <text:list xml:id="list34125235" text:continue-numbering="true" text:style-name="L13">
        <text:list-header>
          <text:p text:style-name="P79"/>
        </text:list-header>
      </text:list>
      <text:list xml:id="list33327750" text:style-name="L14">
        <text:list-item>
          <text:p text:style-name="P58">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list xml:id="list34129972" text:continue-list="list34125235" text:style-name="L13">
        <text:list-item>
          <text:p text:style-name="P80">Le faucheur</text:p>
        </text:list-item>
      </text:list>
      <text:p text:style-name="P25">Un terrible monstre appelé Le Faucheur hante les corridors du mausolée et sort la nuit pour se repaitre de la chair des vivants. </text:p>
      <text:list xml:id="list34134696" text:continue-numbering="true" text:style-name="L13">
        <text:list-item>
          <text:p text:style-name="P80">La maison abandonnée</text:p>
        </text:list-item>
      </text:list>
      <text:p text:style-name="P25">Sous ses faux airs de simple demeure se cache un lourd secret. Qu'est-il advenu de ses anciens propriétaires ? Les gens parlent de messes noires et de sacrifices humain mais jusqu'à quel point le lieu est-il corrompu ?</text:p>
      <text:list xml:id="list34124375" text:continue-numbering="true" text:style-name="L13">
        <text:list-item>
          <text:p text:style-name="P80"><text:soft-page-break/></text:p>
        </text:list-item>
      </text:list>
      <text:p text:style-name="P8"/>
      <text:h text:style-name="Heading_20_5" text:outline-level="5">Les PNJ</text:h>
      <text:list xml:id="list33327628" text:style-name="L15">
        <text:list-item>
          <text:p text:style-name="P59">Cator , le maire</text:p>
        </text:list-item>
      </text:list>
      <text:p text:style-name="P34">Maire de la ville, il vous payera gracieusement pour résoudre les problèmes de sa communauté. </text:p>
      <text:p text:style-name="P34">Citations :</text:p>
      <text:p text:style-name="P35"><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xml:id="list33333006" text:style-name="L16">
                              <text:list-item>
                                <text:p text:style-name="P92">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20"/>
                  </table:table-cell>
                </table:table-row>
              </table:table>
              <text:p text:style-name="P20"/>
            </table:table-cell>
          </table:table-row>
        </table:table>
      </text:section>
      <text:p text:style-name="P34"/>
      <text:p text:style-name="P34"/>
      <text:section text:style-name="Sect2" text:name="bodyarea">
        <text:p text:style-name="Standard"/>
      </text:section>
      <text:p text:style-name="P34"/>
      <text:list xml:id="list34109268" text:continue-list="list33327628" text:style-name="L15">
        <text:list-item text:start-value="1">
          <text:p text:style-name="P59">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3"><draw:image xlink:href="Pictures/100002010000008000000080E8E60DF6.png" xlink:type="simple" xlink:show="embed" xlink:actuate="onLoad"/></draw:frame></text:p>
      <text:p text:style-name="Standard"/>
      <text:list xml:id="list34117809" text:continue-list="list34109268" text:style-name="L15">
        <text:list-item text:start-value="1">
          <text:p text:style-name="P59">Artémis le forgeron</text:p>
        </text:list-item>
      </text:list>
      <text:p text:style-name="Text_20_body">Puissant forgeron né dans cette contrée, il sera heureux de vous fournir en armes moyennant argent. Il a perdu son marteau magique (voir « quêtes »).</text:p>
      <text:p text:style-name="Text_20_body"/>
      <text:list xml:id="list34121305" text:continue-list="list34117809" text:style-name="L15">
        <text:list-item text:start-value="1">
          <text:p text:style-name="P76">Le fabricant d'armure</text:p>
        </text:list-item>
      </text:list>
      <text:p text:style-name="Text_20_body">Le fabricant d'armure est un vieillard ayant bien connu les champs de batailles. Pour lui, rien ne vaut une bonne protection.</text:p>
      <text:list xml:id="list34119706" text:continue-list="list34121305" text:style-name="L15">
        <text:list-item text:start-value="1">
          <text:p text:style-name="P76">Marchand</text:p>
        </text:list-item>
      </text:list>
      <text:p text:style-name="P23">Le marchand s'est réfugié dans l'abbaye. Il peut vendre au héros les composants de craft dont il a besoin ainsi que les potions.</text:p>
      <text:p text:style-name="P23"><draw:frame draw:style-name="fr6" draw:name="Image12" text:anchor-type="paragraph" svg:width="3.387cm" svg:height="3.387cm" draw:z-index="10"><draw:image xlink:href="Pictures/10000201000000800000008075D487F8.png" xlink:type="simple" xlink:show="embed" xlink:actuate="onLoad"/></draw:frame><text:soft-page-break/></text:p>
      <text:list xml:id="list34120417" text:continue-numbering="true" text:style-name="L15">
        <text:list-item>
          <text:p text:style-name="P76">Marchand unique</text:p>
          <text:p text:style-name="P76">Il s'agit d'un marchand rare pouvant apparaître un peu n'importe où dans le jeu. Il voyage avec sa roulotte remplie de marchandise aussi rare que chères. Il est accompagnés de mercenaires aguerris et gracieusement payés.</text:p>
          <text:p text:style-name="P76"><draw:frame draw:style-name="fr6" draw:name="images5" text:anchor-type="paragraph" svg:width="3.387cm" svg:height="3.387cm" draw:z-index="11"><draw:image xlink:href="Pictures/100002010000008000000080084EBCB5.png" xlink:type="simple" xlink:show="embed" xlink:actuate="onLoad"/></draw:frame></text:p>
        </text:list-item>
        <text:list-item>
          <text:p text:style-name="P76"><text:s/></text:p>
        </text:list-item>
      </text:list>
      <text:p text:style-name="P8"/>
      <text:h text:style-name="Heading_20_5" text:outline-level="5">Les monstres</text:h>
      <text:p text:style-name="Text_20_body">Il existe cinq grand types d'ennemis dans Holyspirit, on peut les distinguer comme suit :</text:p>
      <text:list xml:id="list33323646" text:style-name="L17">
        <text:list-item>
          <text:p text:style-name="P60">Les objets animés</text:p>
        </text:list-item>
      </text:list>
      <text:list xml:id="list33315136" text:style-name="L18">
        <text:list-header>
          <text:p text:style-name="P61">Ce sont de simples objets contrôlés par des entités démoniaques mineures. La plupart des objets animés sont des errants. Mais certains démons particulièrement retords n'hésitent pas à prendre les formes les plus diverses.</text:p>
        </text:list-header>
      </text:list>
      <text:list xml:id="list34111984" text:continue-list="list33323646" text:style-name="L17">
        <text:list-item>
          <text:p text:style-name="P77">Les animaux possédés</text:p>
        </text:list-item>
      </text:list>
      <text:list xml:id="list34130027" text:continue-list="list33315136" text:style-name="L18">
        <text:list-header>
          <text:p text:style-name="P61">Ces animaux ne correspondent plus en rien à ce qu'ils étaient de leur vivant. La plupart ont subis d'importantes mutations physiques les rendant surpuissant. Il ne sert à rien d'essayer de les apprivoisés. S'ils sont seuls, ce ne sont que de piètres adversaires mais en bande, ils deviennent des plus dangereux.</text:p>
        </text:list-header>
      </text:list>
      <text:list xml:id="list34127112" text:continue-list="list34111984" text:style-name="L17">
        <text:list-item>
          <text:p text:style-name="P60">Les hommes corrompus</text:p>
        </text:list-item>
      </text:list>
      <text:list xml:id="list34106930" text:continue-list="list34130027" text:style-name="L18">
        <text:list-header>
          <text:p text:style-name="P61">Ces hommes ont vendu leur âme de gré ou de force contre des pouvoirs surnaturels. Parmi ceux-ci, on retrouve <text:s/>aussi bien les milices corrompues, de simples civiles servant de chair à canon, que les terribles Prêcheurs de la folie, des moines démoniaques extrêmement puissants, capables de contrôler les pouvoirs infernaux. </text:p>
        </text:list-header>
      </text:list>
      <text:list xml:id="list34125861" text:continue-list="list34127112" text:style-name="L17">
        <text:list-item>
          <text:p text:style-name="P60">Les mort-vivants</text:p>
        </text:list-item>
      </text:list>
      <text:list xml:id="list34136747" text:continue-list="list34106930" text:style-name="L18">
        <text:list-header>
          <text:p text:style-name="P61">Classe particulière parmi les objets animés, on les en différencie tout de même car ils gardent leurs instincts primordiaux, c'est à dire la haine des vivants. Ils regroupent les squelettes, zombies, goules, ...</text:p>
          <text:p text:style-name="P61">Heureusement, tous ne sont pas là pour nuire aux vivants. Certains, comme les fantômes, n'ont aucun pouvoir sur leur environnement et se trouvaient là bien avant que les brêches n'apparaissent. Ils errent de par le monde afin d'expurger le mal qu'ils ont commis de leur vivant. Certains pourraient croisé la route de nos héros et leurs enseigner leur secret.</text:p>
        </text:list-header>
      </text:list>
      <text:list xml:id="list34121707" text:continue-list="list34125861" text:style-name="L17">
        <text:list-item>
          <text:p text:style-name="P60">Les démons</text:p>
        </text:list-item>
      </text:list>
      <text:list xml:id="list34123744" text:continue-list="list34136747" text:style-name="L18">
        <text:list-header>
          <text:p text:style-name="P61">Faune des enfers, ils en existe de nombreuses espèces, allant des simples démons mineurs jusqu'aux Généraux Infernaux. Rarement rencontrés dans notre dimension du fait de l'instabilité des brèches inter dimensionnelles, ils <text:s/>constituent néanmoins des adversaires redoutables pour le héros. </text:p>
        </text:list-header>
      </text:list>
      <text:list xml:id="list34135635" text:continue-list="list34121707" text:style-name="L17">
        <text:list-item>
          <text:p text:style-name="P60">Les anges</text:p>
        </text:list-item>
      </text:list>
      <text:list xml:id="list34133941" text:continue-list="list34123744" text:style-name="L18">
        <text:list-header>
          <text:p text:style-name="P61">Ils sont sur un plan d'égalité avec les démons tout en étant leur total opposé. On ne les rencontre qu'au Paradis ou dans de rare cas menant des incursions en Enfer. Les plus puissants, les Archanges, ont pour rôle de garder le Purgatoire, le dernier rempart entre l'Enfer et le Paradis.</text:p>
        </text:list-header>
      </text:list>
      <text:p text:style-name="Text_20_body"/>
      <text:p text:style-name="P8"/>
      <text:p text:style-name="Text_20_body">Voici l'ensemble des adversaires rencontrés par le joueur au cour du jeu. </text:p>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Table_20_Contents">Type</text:p>
          </table:table-cell>
          <table:table-cell table:style-name="Tableau4.A1" office:value-type="string">
            <text:p text:style-name="Table_20_Contents">Nom </text:p>
          </table:table-cell>
          <table:table-cell table:style-name="Tableau4.A1" office:value-type="string">
            <text:p text:style-name="Table_20_Contents">Image</text:p>
          </table:table-cell>
          <table:table-cell table:style-name="Tableau4.A1" office:value-type="string">
            <text:p text:style-name="Table_20_Contents">Description</text:p>
          </table:table-cell>
          <table:table-cell table:style-name="Tableau4.E1" office:value-type="string">
            <text:p text:style-name="Table_20_Contents">Caractéristiques</text:p>
          </table:table-cell>
        </table:table-row>
        <table:table-row>
          <table:table-cell table:style-name="Tableau4.A2" office:value-type="string">
            <text:p text:style-name="Table_20_Contents">Objet animés</text:p>
          </table:table-cell>
          <table:table-cell table:style-name="Tableau4.A2" office:value-type="string">
            <text:p text:style-name="Table_20_Contents">Errant des cimetières</text:p>
          </table:table-cell>
          <table:table-cell table:style-name="Tableau4.A2" office:value-type="string">
            <text:p text:style-name="Table_20_Contents">A venir</text:p>
          </table:table-cell>
          <table:table-cell table:style-name="Tableau4.A2" office:value-type="string">
            <text:p text:style-name="Table_20_Contents">Amas d'os et de poussière de tombes. </text:p>
          </table:table-cell>
          <table:table-cell table:style-name="Tableau4.E2" office:value-type="string">
            <text:p text:style-name="Table_20_Contents"/>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Le Faucheur</text:p>
          </table:table-cell>
          <table:table-cell table:style-name="Tableau4.A2" office:value-type="string">
            <text:p text:style-name="Table_20_Contents"><draw:frame draw:style-name="fr7" draw:name="images2" text:anchor-type="as-char" svg:width="3.006cm" svg:height="3.006cm" draw:z-index="32"><draw:image xlink:href="Pictures/10000201000001000000010060935A3C.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sous-bois</text:p>
          </table:table-cell>
          <table:table-cell table:style-name="Tableau4.A2" office:value-type="string">
            <text:p text:style-name="Table_20_Contents"/>
          </table:table-cell>
          <table:table-cell table:style-name="Tableau4.A2" office:value-type="string">
            <text:p text:style-name="Table_20_Contents">Véritable tas de compost ambulan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Mimic</text:p>
          </table:table-cell>
          <table:table-cell table:style-name="Tableau4.A2" office:value-type="string">
            <text:p text:style-name="Table_20_Contents"/>
          </table:table-cell>
          <table:table-cell table:style-name="Tableau4.A2" office:value-type="string">
            <text:p text:style-name="Table_20_Contents">Il s'agit d'un coffre qui cache une véritable horreur sous ses airs de malles à ling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épine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roches</text:p>
          </table:table-cell>
          <table:table-cell table:style-name="Tableau4.A2" office:value-type="string">
            <text:p text:style-name="Table_20_Contents"><draw:frame draw:style-name="fr5" draw:name="Image2" text:anchor-type="as-char" svg:width="3.006cm" svg:height="3.006cm" draw:z-index="33"><draw:image xlink:href="Pictures/100002010000008000000080D1877581.png" xlink:type="simple" xlink:show="embed" xlink:actuate="onLoad"/></draw:frame></text:p>
          </table:table-cell>
          <table:table-cell table:style-name="Tableau4.A2" office:value-type="string">
            <text:p text:style-name="Table_20_Contents">Un tas de pierre et de gravats infligeant de lourds dégâts contondants pouvant sonner le héros. Il possède beaucoup de vie mais se déplace lentem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Armure hantée</text:p>
          </table:table-cell>
          <table:table-cell table:style-name="Tableau4.A2" office:value-type="string">
            <text:p text:style-name="Table_20_Contents"/>
          </table:table-cell>
          <table:table-cell table:style-name="Tableau4.A2" office:value-type="string">
            <text:p text:style-name="Table_20_Contents">Ancienne armure d'apparat, elle se met à bouger et à attaquer tout ce qui passe à sa porté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utin de Quartz</text:p>
          </table:table-cell>
          <table:table-cell table:style-name="Tableau4.A2" office:value-type="string">
            <text:p text:style-name="Table_20_Contents"/>
          </table:table-cell>
          <table:table-cell table:style-name="Tableau4.A2" office:value-type="string">
            <text:p text:style-name="Table_20_Contents">Une entité constituée de rochers et de cristaux de quartz acérés.</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Ombre</text:p>
          </table:table-cell>
          <table:table-cell table:style-name="Tableau4.A2" office:value-type="string">
            <text:p text:style-name="Table_20_Contents"><draw:frame draw:style-name="fr6" draw:name="Image18" text:anchor-type="paragraph" svg:width="3.006cm" svg:height="3.006cm" draw:z-index="8"><draw:image xlink:href="Pictures/100002010000010000000100490BE288.png" xlink:type="simple" xlink:show="embed" xlink:actuate="onLoad"/></draw:frame></text:p>
          </table:table-cell>
          <table:table-cell table:style-name="Tableau4.A2" office:value-type="string">
            <text:p text:style-name="Table_20_Contents">L'ombre est un adversaire invisible qui ne révèle sa présence que lorsqu'il passe à l'attaque. Ses cris peuvent aider le héros à se mettre sur ses gard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Animaux Possédés</text:p>
          </table:table-cell>
          <table:table-cell table:style-name="Tableau4.A2" office:value-type="string">
            <text:p text:style-name="Table_20_Contents">Molosse décharné</text:p>
          </table:table-cell>
          <table:table-cell table:style-name="Tableau4.A2" office:value-type="string">
            <text:p text:style-name="Table_20_Contents"><draw:frame draw:style-name="fr7" draw:name="images3" text:anchor-type="as-char" svg:width="3.006cm" svg:height="3.006cm" draw:z-index="27"><draw:image xlink:href="Pictures/100002010000010000000100F61B6E66.png" xlink:type="simple" xlink:show="embed" xlink:actuate="onLoad"/></draw:frame></text:p>
          </table:table-cell>
          <table:table-cell table:style-name="Tableau4.A2" office:value-type="string">
            <text:p text:style-name="Table_20_Contents">Anciennement des chiens de chasses, ils sont maintenant des charognards suivant les armées des ténèbres. Ce qui ne les empêche pas de se jeter en bande sur n'importe quelle proie qui aurait le malheur de croisé leur chemin.</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Chien infernaux</text:p>
          </table:table-cell>
          <table:table-cell table:style-name="Tableau4.A2" office:value-type="string">
            <text:p text:style-name="Table_20_Contents"/>
          </table:table-cell>
          <table:table-cell table:style-name="Tableau4.A2" office:value-type="string">
            <text:p text:style-name="Table_20_Contents">Ce sont de terribles canidés dont les os ont poussés sous forme d'excroissanc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Hommes corrompus</text:p>
          </table:table-cell>
          <table:table-cell table:style-name="Tableau4.A2" office:value-type="string">
            <text:p text:style-name="Table_20_Contents">Milice corrompue</text:p>
          </table:table-cell>
          <table:table-cell table:style-name="Tableau4.A2" office:value-type="string">
            <text:p text:style-name="Table_20_Contents">A venir</text:p>
          </table:table-cell>
          <table:table-cell table:style-name="Tableau4.A2" office:value-type="string">
            <text:p text:style-name="Table_20_Contents">Simples citadins, ils ne servent que de chair à canon. Leur rôle est d'entraver la progression du joueur vers le prêtre démoniaque qui <text:soft-page-break/>les contrôl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rute</text:p>
          </table:table-cell>
          <table:table-cell table:style-name="Tableau4.A2" office:value-type="string">
            <text:p text:style-name="Table_20_Contents"><draw:frame draw:style-name="fr4" draw:name="Image33" text:anchor-type="as-char" svg:width="3.006cm" svg:height="3.006cm" draw:z-index="12"><draw:image xlink:href="Pictures/1000020100000080000000800216EF8F.png" xlink:type="simple" xlink:show="embed" xlink:actuate="onLoad"/></draw:frame></text:p>
          </table:table-cell>
          <table:table-cell table:style-name="Tableau4.A2" office:value-type="string">
            <text:p text:style-name="Table_20_Contents">Il s'agit d'un type particulier de milice corrompue. Certains se voient attribuer une force musculaire plus puissante, il deviennent des « chefs de bande ».</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lasphémateur</text:p>
            <text:p text:style-name="Table_20_Contents"/>
          </table:table-cell>
          <table:table-cell table:style-name="Tableau4.A2" office:value-type="string">
            <text:p text:style-name="Table_20_Contents"><draw:frame draw:style-name="fr4" draw:name="Image13" text:anchor-type="as-char" svg:width="3.006cm" svg:height="3.006cm" draw:z-index="13"><draw:image xlink:href="Pictures/1000020100000080000000806A73D40F.png" xlink:type="simple" xlink:show="embed" xlink:actuate="onLoad"/></draw:frame></text:p>
          </table:table-cell>
          <table:table-cell table:style-name="Tableau4.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Vampire</text:p>
          </table:table-cell>
          <table:table-cell table:style-name="Tableau4.A2" office:value-type="string">
            <text:p text:style-name="Table_20_Contents"/>
          </table:table-cell>
          <table:table-cell table:style-name="Tableau4.A2" office:value-type="string">
            <text:p text:style-name="Table_20_Contents">Ils n'ont rien de leurs homologues des comtes. Ce sont des hommes assoiffés de sang. Belial a exaucé leurs prières en les transformant en cauchemar tenant plus de la tique que de la chauve souri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Executeur</text:p>
          </table:table-cell>
          <table:table-cell table:style-name="Tableau4.A2" office:value-type="string">
            <text:p text:style-name="Table_20_Contents"/>
          </table:table-cell>
          <table:table-cell table:style-name="Tableau4.A2" office:value-type="string">
            <text:p text:style-name="Table_20_Contents">Bourreau de l'Empereur, il a succombé aux appels de l'enfer tout comme son maître. </text:p>
          </table:table-cell>
          <table:table-cell table:style-name="Tableau4.E2" office:value-type="string">
            <text:p text:style-name="Table_20_Contents"/>
          </table:table-cell>
        </table:table-row>
        <table:table-row>
          <table:table-cell table:style-name="Tableau4.A2" office:value-type="string">
            <text:p text:style-name="Table_20_Contents">Morts-vivants</text:p>
          </table:table-cell>
          <table:table-cell table:style-name="Tableau4.A2" office:value-type="string">
            <text:p text:style-name="Table_20_Contents">Pantins morbide</text:p>
          </table:table-cell>
          <table:table-cell table:style-name="Tableau4.A2" office:value-type="string">
            <text:p text:style-name="Table_20_Contents">A venir</text:p>
          </table:table-cell>
          <table:table-cell table:style-name="Tableau4.A2" office:value-type="string">
            <text:p text:style-name="Table_20_Contents">Simple squelette de paysan. Souvent armé d'une hache ou <text:soft-page-break/>d'une fourch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Pantin morbide avec epee</text:p>
            <text:p text:style-name="Table_20_Contents"/>
          </table:table-cell>
          <table:table-cell table:style-name="Tableau4.A2" office:value-type="string">
            <text:p text:style-name="Table_20_Contents"><draw:frame draw:style-name="fr6" draw:name="Image14" text:anchor-type="paragraph" svg:width="3.006cm" svg:height="3.006cm" draw:z-index="4"><draw:image xlink:href="Pictures/100002010000008000000080D624629F.png" xlink:type="simple" xlink:show="embed" xlink:actuate="onLoad"/></draw:frame></text:p>
          </table:table-cell>
          <table:table-cell table:style-name="Tableau4.A2" office:value-type="string">
            <text:p text:style-name="Table_20_Contents">Ils faisaient partie de la piétaille de leur vivant et assument toujours le même rôle après leur mor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uerrier squelette</text:p>
          </table:table-cell>
          <table:table-cell table:style-name="Tableau4.A2" office:value-type="string">
            <text:p text:style-name="Table_20_Contents"><draw:frame draw:style-name="fr6" draw:name="Image15" text:anchor-type="paragraph" svg:width="3.006cm" svg:height="3.006cm" draw:z-index="9"><draw:image xlink:href="Pictures/100002010000008000000080FA23C3F7.png" xlink:type="simple" xlink:show="embed" xlink:actuate="onLoad"/></draw:frame></text:p>
          </table:table-cell>
          <table:table-cell table:style-name="Tableau4.A2" office:value-type="string">
            <text:p text:style-name="Table_20_Contents">Anciens combattants des armées régulières, ils se battent à l'épée longue et au bouclier.</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Arquebusier</text:p>
          </table:table-cell>
          <table:table-cell table:style-name="Tableau4.A2" office:value-type="string">
            <text:p text:style-name="Table_20_Contents"><draw:frame draw:style-name="fr6" draw:name="Image17" text:anchor-type="paragraph" svg:width="3.006cm" svg:height="3.006cm" draw:z-index="5"><draw:image xlink:href="Pictures/1000020100000100000001003C8CD217.png" xlink:type="simple" xlink:show="embed" xlink:actuate="onLoad"/></draw:frame></text:p>
          </table:table-cell>
          <table:table-cell table:style-name="Tableau4.A2" office:value-type="string">
            <text:p text:style-name="Table_20_Contents">Leurs armes à feu peuvent paraitre rudimentaires mais elles n'en sont pas moins mortelles avec leur haut pouvoir de pénétration.</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ardien</text:p>
          </table:table-cell>
          <table:table-cell table:style-name="Tableau4.A2" office:value-type="string">
            <text:p text:style-name="Table_20_Contents"><draw:frame draw:style-name="fr2" draw:name="Image16" text:anchor-type="paragraph" svg:x="0cm" svg:y="0.247cm" svg:width="3.006cm" svg:height="6.011cm" draw:z-index="6"><draw:image xlink:href="Pictures/1000020100000080000001005ECC4BD7.png" xlink:type="simple" xlink:show="embed" xlink:actuate="onLoad"/></draw:frame></text:p>
          </table:table-cell>
          <table:table-cell table:style-name="Tableau4.A2" office:value-type="string">
            <text:p text:style-name="Table_20_Contents">Les gardiens sont des soldats d'élites dont le devoir est de protéger leur seigneur de guerr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Seigneur de guerre</text:p>
          </table:table-cell>
          <table:table-cell table:style-name="Tableau4.A2" office:value-type="string">
            <text:p text:style-name="Table_20_Contents"/>
          </table:table-cell>
          <table:table-cell table:style-name="Tableau4.A2" office:value-type="string">
            <text:p text:style-name="Table_20_Contents">Équipé d'une terrible hache de guerre et vêtu d'une armure d'écaille, ce sont les généraux d'autrefoi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 arbalétrier</text:p>
          </table:table-cell>
          <table:table-cell table:style-name="Tableau4.A2" office:value-type="string">
            <text:p text:style-name="Table_20_Contents"/>
          </table:table-cell>
          <table:table-cell table:style-name="Tableau4.A2" office:value-type="string">
            <text:p text:style-name="Table_20_Contents">Dans un état de <text:soft-page-break/>décomposition moins avancé que leurs confrères squelettes, ils sont les restes de batailles récent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Homme d'armes</text:p>
          </table:table-cell>
          <table:table-cell table:style-name="Tableau4.A2" office:value-type="string">
            <text:p text:style-name="Table_20_Contents"><draw:frame draw:style-name="fr7" draw:name="images4" text:anchor-type="as-char" svg:width="3.006cm" svg:height="3.006cm" draw:z-index="14"><draw:image xlink:href="Pictures/10000201000000800000008015B337A9.png" xlink:type="simple" xlink:show="embed" xlink:actuate="onLoad"/></draw:frame></text:p>
          </table:table-cell>
          <table:table-cell table:style-name="Tableau4.A2" office:value-type="string">
            <text:p text:style-name="Table_20_Contents">Ce sont des zombies maniant la masse d'arm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e paysan</text:p>
          </table:table-cell>
          <table:table-cell table:style-name="Tableau4.A2" office:value-type="string">
            <text:p text:style-name="Table_20_Contents"><draw:frame draw:style-name="fr8" draw:name="images1" text:anchor-type="char" svg:width="3.006cm" svg:height="3.006cm" draw:z-index="7"><draw:image xlink:href="Pictures/100002010000008000000080188341FB.png" xlink:type="simple" xlink:show="embed" xlink:actuate="onLoad"/></draw:frame></text:p>
          </table:table-cell>
          <table:table-cell table:style-name="Tableau4.A2" office:value-type="string">
            <text:p text:style-name="Table_20_Contents">Même si ils peuvent paraître faibles, il ne faut pas les sous-estimer car ils peuvent être vraiment coriaces. Ils peuvent en effet continuer à attaquer une fois coupé en morceaux.</text:p>
          </table:table-cell>
          <table:table-cell table:style-name="Tableau4.E2" office:value-type="string">
            <text:p text:style-name="Table_20_Contents"/>
          </table:table-cell>
        </table:table-row>
        <table:table-row>
          <table:table-cell table:style-name="Tableau4.A2" office:value-type="string">
            <text:p text:style-name="Table_20_Contents">Invocation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Chérubin</text:p>
          </table:table-cell>
          <table:table-cell table:style-name="Tableau4.A2" office:value-type="string">
            <text:p text:style-name="Table_20_Contents"/>
          </table:table-cell>
          <table:table-cell table:style-name="Tableau4.A2" office:value-type="string">
            <text:p text:style-name="Table_20_Contents">Un chérubin équipé d'un arc. Mais contrairement aux mythes, ses flèches sont mortell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Golem </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olem d'o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olem de fer</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
      <text:p text:style-name="Text_20_body"/>
      <text:h text:style-name="Heading_20_5" text:outline-level="5">Les lieux</text:h>
      <text:list xml:id="list33319039" text:style-name="L19">
        <text:list-item>
          <text:p text:style-name="P62">L'abbaye</text:p>
          <text:p text:style-name="P62">Lieu de départ du héros, certains pnj s'y sont rassemblés. C'est une zone neutre où le héros peut se reposer, commercer au faire du craft.</text:p>
        </text:list-item>
        <text:list-item>
          <text:p text:style-name="P62">Les catacombes</text:p>
          <text:p text:style-name="P62">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62">La crypte</text:p>
          <text:p text:style-name="P62">Complexe de salles entre les catacombes et l'église de la ville. Y sont enterrés les restes des rois de jadis. Le héros pourrait bien y rencontrer un prêtre démoniaque à l'origine du réveil des anciens.</text:p>
        </text:list-item>
        <text:list-item>
          <text:p text:style-name="P62">Le cimetière</text:p>
          <text:p text:style-name="P62">Ancien cimetière de la ville, il est aujourd'hui à l'abandon, ce qui en fait une excellente source de cadavres pour les prêtres démoniaques.</text:p>
        </text:list-item>
        <text:list-item>
          <text:p text:style-name="P62">Le mausolée</text:p>
          <text:p text:style-name="P62">Ancienne tombe d'un riche dignitaire, elle est maintenant le repère du terrible Faucheur. Une créature infernale s'attaquant aux populations locales pendant les nuits les plus noires.</text:p>
        </text:list-item>
        <text:list-item>
          <text:p text:style-name="P62">La maison abandonnée</text:p>
          <text:p text:style-name="P62">Qui irait penser qu'il se passes de terrible choses dans les sous-sol de cette bâtisse aux airs ruraux ?</text:p>
        </text:list-item>
        <text:list-item>
          <text:p text:style-name="P62">La ville haute</text:p>
        </text:list-item>
        <text:list-item>
          <text:p text:style-name="P62">La ville basse</text:p>
        </text:list-item>
        <text:list-item>
          <text:p text:style-name="P62">Le palais</text:p>
        </text:list-item>
        <text:list-item>
          <text:p text:style-name="P62">Les terres agraires</text:p>
          <text:p text:style-name="P62">Anciennement terres cultivables de l'empire, il ne s'agit plus que de landes dévastées et fuies par la population. On y trouve les restes de fermes laissées à l'abandon.</text:p>
        </text:list-item>
        <text:list-item>
          <text:p text:style-name="P62">La forêt de Malemort<text:tab/></text:p>
        </text:list-item>
        <text:list-item>
          <text:p text:style-name="P62">Les carrières d'Ocre</text:p>
        </text:list-item>
        <text:list-item>
          <text:p text:style-name="P62">Les mines</text:p>
        </text:list-item>
      </text:list>
      <text:p text:style-name="Text_20_body"/>
      <text:h text:style-name="Heading_20_5" text:outline-level="5"><text:soft-page-break/>Le plan de l'évangile</text:h>
      <text:p text:style-name="P3">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91" text:outline-level="4">2ème Evangile</text:h>
      <text:h text:style-name="P93" text:outline-level="5">Présentation du monde</text:h>
      <text:p text:style-name="P28">Cet acte se passe en milieu marin, en effet le héros se retrouve sur le territoire de Léviathan, démon des eaux. Le campement de base est la baie des pirates, un village sur pilotis.</text:p>
      <text:h text:style-name="P94" text:outline-level="5">Les quêtes</text:h>
      <text:list xml:id="list33324097" text:style-name="L20">
        <text:list-item>
          <text:p text:style-name="P63">Légende du pirate sanguinaire</text:p>
        </text:list-item>
      </text:list>
      <text:list xml:id="list33321184" text:style-name="L21">
        <text:list-item>
          <text:p text:style-name="P48">La carte au trésor </text:p>
        </text:list-item>
      </text:list>
      <text:p text:style-name="P29"/>
      <text:h text:style-name="P94" text:outline-level="5">Les PNJ</text:h>
      <text:h text:style-name="P94" text:outline-level="5">Les monstres</text:h>
      <text:p text:style-name="Text_20_body"/>
      <table:table table:name="Tableau5" table:style-name="Tableau5">
        <table:table-column table:style-name="Tableau5.A"/>
        <table:table-column table:style-name="Tableau5.B"/>
        <table:table-column table:style-name="Tableau5.C" table:number-columns-repeated="2"/>
        <table:table-column table:style-name="Tableau5.E"/>
        <table:table-row>
          <table:table-cell table:style-name="Tableau5.A1" office:value-type="string">
            <text:p text:style-name="Table_20_Contents">Type</text:p>
          </table:table-cell>
          <table:table-cell table:style-name="Tableau5.A1" office:value-type="string">
            <text:p text:style-name="Table_20_Contents">Nom </text:p>
          </table:table-cell>
          <table:table-cell table:style-name="Tableau5.A1" office:value-type="string">
            <text:p text:style-name="Table_20_Contents">Image</text:p>
          </table:table-cell>
          <table:table-cell table:style-name="Tableau5.A1" office:value-type="string">
            <text:p text:style-name="Table_20_Contents">Description</text:p>
          </table:table-cell>
          <table:table-cell table:style-name="Tableau5.E1" office:value-type="string">
            <text:p text:style-name="Table_20_Contents">Caractéristiques</text:p>
          </table:table-cell>
        </table:table-row>
        <table:table-row>
          <table:table-cell table:style-name="Tableau5.A2" office:value-type="string">
            <text:p text:style-name="Table_20_Contents">Objet animés</text:p>
          </table:table-cell>
          <table:table-cell table:style-name="Tableau5.A2" office:value-type="string">
            <text:p text:style-name="Table_20_Contents">Errant des abysses</text:p>
          </table:table-cell>
          <table:table-cell table:style-name="Tableau5.A2" office:value-type="string">
            <text:p text:style-name="Table_20_Contents"/>
          </table:table-cell>
          <table:table-cell table:style-name="Tableau5.A2" office:value-type="string">
            <text:p text:style-name="Table_20_Contents">Un errant composé d'algues, de morceaux d'épaves et d'une ancre de bateau.</text:p>
          </table:table-cell>
          <table:table-cell table:style-name="Tableau5.E2" office:value-type="string">
            <text:p text:style-name="Table_20_Contents"/>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Golem de Corail</text:p>
          </table:table-cell>
          <table:table-cell table:style-name="Tableau5.A2" office:value-type="string">
            <text:p text:style-name="Table_20_Contents"/>
          </table:table-cell>
          <table:table-cell table:style-name="Tableau5.A2" office:value-type="string">
            <text:p text:style-name="Table_20_Contents">Un golem créé à partir de morceaux de récifs aux arrêtes tranchant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Animaux possédés</text:p>
          </table:table-cell>
          <table:table-cell table:style-name="Tableau5.A2" office:value-type="string">
            <text:p text:style-name="Table_20_Contents">Crabes violonis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Homarstruosité</text:p>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Méduse</text:p>
          </table:table-cell>
          <table:table-cell table:style-name="Tableau5.A2" office:value-type="string">
            <text:p text:style-name="Table_20_Contents"/>
          </table:table-cell>
          <table:table-cell table:style-name="Tableau5.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Polype</text:p>
          </table:table-cell>
          <table:table-cell table:style-name="Tableau5.A2" office:value-type="string">
            <text:p text:style-name="Table_20_Contents"/>
          </table:table-cell>
          <table:table-cell table:style-name="Tableau5.A2" office:value-type="string">
            <text:p text:style-name="Table_20_Contents">Le Polype est une tour de méduse prêt à se disloquer. Si le héros passe suffisamment près, le polype se transforme en 5 méduses, sauf si le héros l'a détrui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Hommes corrompu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Démons</text:p>
          </table:table-cell>
          <table:table-cell table:style-name="Tableau5.A2" office:value-type="string">
            <text:p text:style-name="Table_20_Contents">Hommes poissons :</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Léviathan</text:p>
          </table:table-cell>
          <table:table-cell table:style-name="Tableau5.A2" office:value-type="string">
            <text:p text:style-name="Table_20_Contents"/>
          </table:table-cell>
          <table:table-cell table:style-name="Tableau5.A2" office:value-type="string">
            <text:p text:style-name="Table_20_Contents">Une sorte de kraken géant capable d'appelés des hommes poissons. Il faut d'abord détruire toutes ses tentacules avant de pouvoir le toucher directement.</text:p>
          </table:table-cell>
          <table:table-cell table:style-name="Tableau5.E2" office:value-type="string">
            <text:p text:style-name="Table_20_Contents"/>
          </table:table-cell>
        </table:table-row>
        <table:table-row>
          <table:table-cell table:style-name="Tableau5.A2" office:value-type="string">
            <text:p text:style-name="Table_20_Contents">Morts-vivants</text:p>
          </table:table-cell>
          <table:table-cell table:style-name="Tableau5.A2" office:value-type="string">
            <text:p text:style-name="Table_20_Contents">Pira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Moussaillon</text:p>
          </table:table-cell>
          <table:table-cell table:style-name="Tableau5.A2" office:value-type="string">
            <text:p text:style-name="Table_20_Contents"/>
          </table:table-cell>
          <table:table-cell table:style-name="Tableau5.A2" office:value-type="string">
            <text:p text:style-name="Table_20_Contents">Un pirate fraichement enrôlé. Il se bat avec une simple <text:soft-page-break/>dague.</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Artificier</text:p>
          </table:table-cell>
          <table:table-cell table:style-name="Tableau5.A2" office:value-type="string">
            <text:p text:style-name="Table_20_Contents"/>
          </table:table-cell>
          <table:table-cell table:style-name="Tableau5.A2" office:value-type="string">
            <text:p text:style-name="Table_20_Contents">Il se bat avec des grenades à main. Quand il meurt, le héros à 5 secondes pour s'enfuir avant l'explosion des dernières grenad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Franc-tireur</text:p>
          </table:table-cell>
          <table:table-cell table:style-name="Tableau5.A2" office:value-type="string">
            <text:p text:style-name="Table_20_Contents"/>
          </table:table-cell>
          <table:table-cell table:style-name="Tableau5.A2" office:value-type="string">
            <text:p text:style-name="Table_20_Contents">Un pirate équipé d'un mousquet.</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Écumeur des mers</text:p>
          </table:table-cell>
          <table:table-cell table:style-name="Tableau5.A2" office:value-type="string">
            <text:p text:style-name="Table_20_Contents"/>
          </table:table-cell>
          <table:table-cell table:style-name="Tableau5.A2" office:value-type="string">
            <text:p text:style-name="Table_20_Contents">Un pirate vétéran se battant avec un sabre dans chaque main.</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pitaine</text:p>
          </table:table-cell>
          <table:table-cell table:style-name="Tableau5.A2" office:value-type="string">
            <text:p text:style-name="Table_20_Contents"/>
          </table:table-cell>
          <table:table-cell table:style-name="Tableau5.A2" office:value-type="string">
            <text:p text:style-name="Table_20_Contents">Un capitaine de bateau. Et dans la mort comme dans la vie, il s'entoure de ses anciens compagnons. Il se bat avec un sabre et un pistolet à silex.</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Destructibles</text:p>
          </table:table-cell>
          <table:table-cell table:style-name="Tableau5.A2" office:value-type="string">
            <text:p text:style-name="Table_20_Contents">Barrière de corail</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iss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Huitr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offre aux trésor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
      <text:p text:style-name="P29"/>
      <text:h text:style-name="P94" text:outline-level="5">Les lieux</text:h>
      <text:list xml:id="list33318607" text:style-name="L22">
        <text:list-item>
          <text:p text:style-name="P64">Les récifs coraliens</text:p>
        </text:list-item>
        <text:list-item>
          <text:p text:style-name="P65">Le champ d'épaves</text:p>
        </text:list-item>
        <text:list-item>
          <text:p text:style-name="P64">Les profondeurs abyssales</text:p>
        </text:list-item>
        <text:list-item>
          <text:p text:style-name="P64">La forêt d'algues</text:p>
        </text:list-item>
        <text:list-item>
          <text:p text:style-name="P64">Les cheminées thermales</text:p>
        </text:list-item>
        <text:list-item>
          <text:p text:style-name="P64">La cité engloutie</text:p>
        </text:list-item>
        <text:list-item>
          <text:p text:style-name="P64">Les ilots</text:p>
        </text:list-item>
        <text:list-item>
          <text:p text:style-name="P65"/>
        </text:list-item>
      </text:list>
      <text:h text:style-name="P94" text:outline-level="5"><text:soft-page-break/>Le plan de l'évangile</text:h>
      <text:p text:style-name="P6"/>
      <text:list xml:id="list34117240" text:continue-list="list34130639" text:style-name="WW8Num1">
        <text:list-item>
          <text:h text:style-name="P85" text:outline-level="2">Graphismes </text:h>
        </text:list-item>
      </text:list>
      <text:p text:style-name="P1"/>
      <text:p text:style-name="P4">Les modélisations sont réalisées en .3ds max. Les autres graphismes (certains décors et textures) sont soit réalisés en Paint ou Gimp, soit proviennent de photos prises par nos soins.</text:p>
      <text:p text:style-name="P4"/>
      <text:p text:style-name="P4">Chaque personnage/monstre est d'abord modélisé puis skinné. L'animation se fait ensuite en 8/16/24 images suivant le mouvement à accomplir. Les rendus sont réalisés suivant une projection orthographique à un format 128x128 ou 256x256.</text:p>
      <text:p text:style-name="P4"/>
      <text:p text:style-name="P4">L'ensemble des décors est lui aussi fait sous 3DS mais ils ne ressemblent que de loin à leur graphismes in-game. Le reste se faisant en post-production.</text:p>
      <text:p text:style-name="P1"/>
      <text:p text:style-name="P5">L'aspect définitif du jeu est réalisé grâce à un filtre graphique appliqué par programmation.</text:p>
      <text:p text:style-name="P1"/>
      <text:p text:style-name="P1"/>
      <text:p text:style-name="P1"/>
      <text:p text:style-name="P1"/>
      <text:p text:style-name="P1"/>
      <text:p text:style-name="P1"/>
      <text:p text:style-name="P1"/>
      <text:list xml:id="list34107267" text:continue-numbering="true" text:style-name="WW8Num1">
        <text:list-item>
          <text:h text:style-name="P84" text:outline-level="2">Mapping</text:h>
        </text:list-item>
      </text:list>
      <text:p text:style-name="P1"/>
      <text:h text:style-name="P90" text:outline-level="3"/>
      <text:list xml:id="list34121248" text:continue-numbering="true" text:style-name="WW8Num1">
        <text:list-item>
          <text:h text:style-name="P84"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GB"/>
    </style:style>
    <style:page-layout style:name="M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span text:style-name="MT1">Alpha Arts Game Design Company<text:tab/>Page </text:span><text:page-number text:select-page="current">38</text:page-number><text:span text:style-name="MT1"><text:tab/></text:span><text:date style:data-style-name="N36" text:date-value="2010-02-06T14:00:45.21">06/02/2010</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Naisse Frederic</meta:initial-creator>
    <meta:creation-date>2008-06-09T11:54:00</meta:creation-date>
    <dc:creator>Corentin Naisse</dc:creator>
    <dc:date>2010-02-06T14:00:45.15</dc:date>
    <meta:editing-cycles>804</meta:editing-cycles>
    <meta:editing-duration>PT19H04M31S</meta:editing-duration>
    <meta:document-statistic meta:table-count="11" meta:image-count="57" meta:object-count="0" meta:page-count="46" meta:paragraph-count="746" meta:word-count="7801" meta:character-count="45544"/>
    <meta:user-defined meta:name="Info 1"/>
    <meta:user-defined meta:name="Info 2"/>
    <meta:user-defined meta:name="Info 3"/>
    <meta:user-defined meta:name="Info 4"/>
  </office:meta>
</office:document-meta>
</file>